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ela1" style:family="table">
      <style:table-properties style:width="6.6931in" table:align="margins"/>
    </style:style>
    <style:style style:name="Tabela1.A" style:family="table-column">
      <style:table-column-properties style:column-width="1.1056in" style:rel-column-width="10825*"/>
    </style:style>
    <style:style style:name="Tabela1.B" style:family="table-column">
      <style:table-column-properties style:column-width="5.5875in" style:rel-column-width="54710*"/>
    </style:style>
    <style:style style:name="Tabela1.A1" style:family="table-cell">
      <style:table-cell-properties fo:padding="0.0382in" fo:border-left="0.5pt solid #000000" fo:border-right="none" fo:border-top="0.5pt solid #000000" fo:border-bottom="0.5pt solid #000000"/>
    </style:style>
    <style:style style:name="Tabela1.B1" style:family="table-cell">
      <style:table-cell-properties fo:padding="0.0382in" fo:border="0.5pt solid #000000"/>
    </style:style>
    <style:style style:name="Tabela1.A2" style:family="table-cell">
      <style:table-cell-properties fo:padding="0.0382in" fo:border-left="0.5pt solid #000000" fo:border-right="none" fo:border-top="none" fo:border-bottom="0.5pt solid #000000"/>
    </style:style>
    <style:style style:name="Tabela1.B2" style:family="table-cell">
      <style:table-cell-properties fo:padding="0.0382in" fo:border-left="0.5pt solid #000000" fo:border-right="0.5pt solid #000000" fo:border-top="none" fo:border-bottom="0.5pt solid #000000"/>
    </style:style>
    <style:style style:name="Tabela2" style:family="table">
      <style:table-properties style:width="6.6931in" table:align="margins"/>
    </style:style>
    <style:style style:name="Tabela2.A" style:family="table-column">
      <style:table-column-properties style:column-width="1.1056in" style:rel-column-width="10825*"/>
    </style:style>
    <style:style style:name="Tabela2.B" style:family="table-column">
      <style:table-column-properties style:column-width="5.5875in" style:rel-column-width="54710*"/>
    </style:style>
    <style:style style:name="Tabela2.A1" style:family="table-cell">
      <style:table-cell-properties fo:padding="0.0382in" fo:border-left="0.5pt solid #000000" fo:border-right="none" fo:border-top="0.5pt solid #000000" fo:border-bottom="0.5pt solid #000000"/>
    </style:style>
    <style:style style:name="Tabela2.B1" style:family="table-cell">
      <style:table-cell-properties fo:padding="0.0382in" fo:border="0.5pt solid #000000"/>
    </style:style>
    <style:style style:name="Tabela2.A2" style:family="table-cell">
      <style:table-cell-properties fo:padding="0.0382in" fo:border-left="0.5pt solid #000000" fo:border-right="none" fo:border-top="none" fo:border-bottom="0.5pt solid #000000"/>
    </style:style>
    <style:style style:name="Tabela2.B2" style:family="table-cell">
      <style:table-cell-properties fo:padding="0.0382in" fo:border-left="0.5pt solid #000000" fo:border-right="0.5pt solid #000000" fo:border-top="none" fo:border-bottom="0.5pt solid #000000"/>
    </style:style>
    <style:style style:name="Tabela3" style:family="table">
      <style:table-properties style:width="6.6931in" table:align="margins"/>
    </style:style>
    <style:style style:name="Tabela3.A" style:family="table-column">
      <style:table-column-properties style:column-width="1.1056in" style:rel-column-width="10825*"/>
    </style:style>
    <style:style style:name="Tabela3.B" style:family="table-column">
      <style:table-column-properties style:column-width="5.5875in" style:rel-column-width="54710*"/>
    </style:style>
    <style:style style:name="Tabela3.A1" style:family="table-cell">
      <style:table-cell-properties fo:padding="0.0382in" fo:border-left="0.5pt solid #000000" fo:border-right="none" fo:border-top="0.5pt solid #000000" fo:border-bottom="0.5pt solid #000000"/>
    </style:style>
    <style:style style:name="Tabela3.B1" style:family="table-cell">
      <style:table-cell-properties fo:padding="0.0382in" fo:border="0.5pt solid #000000"/>
    </style:style>
    <style:style style:name="Tabela3.A2" style:family="table-cell">
      <style:table-cell-properties fo:padding="0.0382in" fo:border-left="0.5pt solid #000000" fo:border-right="none" fo:border-top="none" fo:border-bottom="0.5pt solid #000000"/>
    </style:style>
    <style:style style:name="Tabela3.B2" style:family="table-cell">
      <style:table-cell-properties fo:padding="0.0382in" fo:border-left="0.5pt solid #000000" fo:border-right="0.5pt solid #000000" fo:border-top="none" fo:border-bottom="0.5pt solid #000000"/>
    </style:style>
    <style:style style:name="Tabela4" style:family="table">
      <style:table-properties style:width="6.6931in" table:align="margins"/>
    </style:style>
    <style:style style:name="Tabela4.A" style:family="table-column">
      <style:table-column-properties style:column-width="1.1056in" style:rel-column-width="10825*"/>
    </style:style>
    <style:style style:name="Tabela4.B" style:family="table-column">
      <style:table-column-properties style:column-width="5.5875in" style:rel-column-width="54710*"/>
    </style:style>
    <style:style style:name="Tabela4.A1" style:family="table-cell">
      <style:table-cell-properties fo:padding="0.0382in" fo:border-left="0.5pt solid #000000" fo:border-right="none" fo:border-top="0.5pt solid #000000" fo:border-bottom="0.5pt solid #000000"/>
    </style:style>
    <style:style style:name="Tabela4.B1" style:family="table-cell">
      <style:table-cell-properties fo:padding="0.0382in" fo:border="0.5pt solid #000000"/>
    </style:style>
    <style:style style:name="Tabela4.A2" style:family="table-cell">
      <style:table-cell-properties fo:padding="0.0382in" fo:border-left="0.5pt solid #000000" fo:border-right="none" fo:border-top="none" fo:border-bottom="0.5pt solid #000000"/>
    </style:style>
    <style:style style:name="Tabela4.B2" style:family="table-cell">
      <style:table-cell-properties fo:padding="0.0382in" fo:border-left="0.5pt solid #000000" fo:border-right="0.5pt solid #000000" fo:border-top="none" fo:border-bottom="0.5pt solid #000000"/>
    </style:style>
    <style:style style:name="Tabela4.5" style:family="table-row">
      <style:table-row-properties style:min-row-height="0.2986in"/>
    </style:style>
    <style:style style:name="Tabela5" style:family="table">
      <style:table-properties style:width="6.6931in" table:align="margins"/>
    </style:style>
    <style:style style:name="Tabela5.A" style:family="table-column">
      <style:table-column-properties style:column-width="1.1056in" style:rel-column-width="10825*"/>
    </style:style>
    <style:style style:name="Tabela5.B" style:family="table-column">
      <style:table-column-properties style:column-width="5.5875in" style:rel-column-width="54710*"/>
    </style:style>
    <style:style style:name="Tabela5.A1" style:family="table-cell">
      <style:table-cell-properties fo:padding="0.0382in" fo:border-left="0.5pt solid #000000" fo:border-right="none" fo:border-top="0.5pt solid #000000" fo:border-bottom="0.5pt solid #000000"/>
    </style:style>
    <style:style style:name="Tabela5.B1" style:family="table-cell">
      <style:table-cell-properties fo:padding="0.0382in" fo:border="0.5pt solid #000000"/>
    </style:style>
    <style:style style:name="Tabela5.A2" style:family="table-cell">
      <style:table-cell-properties fo:padding="0.0382in" fo:border-left="0.5pt solid #000000" fo:border-right="none" fo:border-top="none" fo:border-bottom="0.5pt solid #000000"/>
    </style:style>
    <style:style style:name="Tabela5.B2" style:family="table-cell">
      <style:table-cell-properties fo:padding="0.0382in" fo:border-left="0.5pt solid #000000" fo:border-right="0.5pt solid #000000" fo:border-top="none" fo:border-bottom="0.5pt solid #000000"/>
    </style:style>
    <style:style style:name="Tabela6" style:family="table">
      <style:table-properties style:width="6.6931in" table:align="margins"/>
    </style:style>
    <style:style style:name="Tabela6.A" style:family="table-column">
      <style:table-column-properties style:column-width="1.1056in" style:rel-column-width="10825*"/>
    </style:style>
    <style:style style:name="Tabela6.B" style:family="table-column">
      <style:table-column-properties style:column-width="5.5875in" style:rel-column-width="54710*"/>
    </style:style>
    <style:style style:name="Tabela6.A1" style:family="table-cell">
      <style:table-cell-properties fo:padding="0.0382in" fo:border-left="0.5pt solid #000000" fo:border-right="none" fo:border-top="0.5pt solid #000000" fo:border-bottom="0.5pt solid #000000"/>
    </style:style>
    <style:style style:name="Tabela6.B1" style:family="table-cell">
      <style:table-cell-properties fo:padding="0.0382in" fo:border="0.5pt solid #000000"/>
    </style:style>
    <style:style style:name="Tabela6.A2" style:family="table-cell">
      <style:table-cell-properties fo:padding="0.0382in" fo:border-left="0.5pt solid #000000" fo:border-right="none" fo:border-top="none" fo:border-bottom="0.5pt solid #000000"/>
    </style:style>
    <style:style style:name="Tabela6.B2" style:family="table-cell">
      <style:table-cell-properties fo:padding="0.0382in" fo:border-left="0.5pt solid #000000" fo:border-right="0.5pt solid #000000" fo:border-top="none" fo:border-bottom="0.5pt solid #000000"/>
    </style:style>
    <style:style style:name="Tabela7" style:family="table">
      <style:table-properties style:width="6.6931in" table:align="margins"/>
    </style:style>
    <style:style style:name="Tabela7.A" style:family="table-column">
      <style:table-column-properties style:column-width="1.1056in" style:rel-column-width="10825*"/>
    </style:style>
    <style:style style:name="Tabela7.B" style:family="table-column">
      <style:table-column-properties style:column-width="5.5875in" style:rel-column-width="54710*"/>
    </style:style>
    <style:style style:name="Tabela7.A1" style:family="table-cell">
      <style:table-cell-properties fo:padding="0.0382in" fo:border-left="0.5pt solid #000000" fo:border-right="none" fo:border-top="0.5pt solid #000000" fo:border-bottom="0.5pt solid #000000"/>
    </style:style>
    <style:style style:name="Tabela7.B1" style:family="table-cell">
      <style:table-cell-properties fo:padding="0.0382in" fo:border="0.5pt solid #000000"/>
    </style:style>
    <style:style style:name="Tabela7.A2" style:family="table-cell">
      <style:table-cell-properties fo:padding="0.0382in" fo:border-left="0.5pt solid #000000" fo:border-right="none" fo:border-top="none" fo:border-bottom="0.5pt solid #000000"/>
    </style:style>
    <style:style style:name="Tabela7.B2" style:family="table-cell">
      <style:table-cell-properties fo:padding="0.0382in" fo:border-left="0.5pt solid #000000" fo:border-right="0.5pt solid #000000" fo:border-top="none" fo:border-bottom="0.5pt solid #000000"/>
    </style:style>
    <style:style style:name="Tabela8" style:family="table">
      <style:table-properties style:width="6.6931in" table:align="margins"/>
    </style:style>
    <style:style style:name="Tabela8.A" style:family="table-column">
      <style:table-column-properties style:column-width="1.1056in" style:rel-column-width="10825*"/>
    </style:style>
    <style:style style:name="Tabela8.B" style:family="table-column">
      <style:table-column-properties style:column-width="5.5875in" style:rel-column-width="54710*"/>
    </style:style>
    <style:style style:name="Tabela8.A1" style:family="table-cell">
      <style:table-cell-properties fo:padding="0.0382in" fo:border-left="0.5pt solid #000000" fo:border-right="none" fo:border-top="0.5pt solid #000000" fo:border-bottom="0.5pt solid #000000"/>
    </style:style>
    <style:style style:name="Tabela8.B1" style:family="table-cell">
      <style:table-cell-properties fo:padding="0.0382in" fo:border="0.5pt solid #000000"/>
    </style:style>
    <style:style style:name="Tabela8.A2" style:family="table-cell">
      <style:table-cell-properties fo:padding="0.0382in" fo:border-left="0.5pt solid #000000" fo:border-right="none" fo:border-top="none" fo:border-bottom="0.5pt solid #000000"/>
    </style:style>
    <style:style style:name="Tabela8.B2" style:family="table-cell">
      <style:table-cell-properties fo:padding="0.0382in" fo:border-left="0.5pt solid #000000" fo:border-right="0.5pt solid #000000" fo:border-top="none" fo:border-bottom="0.5pt solid #000000"/>
    </style:style>
    <style:style style:name="Tabela9" style:family="table">
      <style:table-properties style:width="6.6931in" table:align="margins"/>
    </style:style>
    <style:style style:name="Tabela9.A" style:family="table-column">
      <style:table-column-properties style:column-width="1.1056in" style:rel-column-width="10825*"/>
    </style:style>
    <style:style style:name="Tabela9.B" style:family="table-column">
      <style:table-column-properties style:column-width="5.5875in" style:rel-column-width="54710*"/>
    </style:style>
    <style:style style:name="Tabela9.A1" style:family="table-cell">
      <style:table-cell-properties fo:padding="0.0382in" fo:border-left="0.5pt solid #000000" fo:border-right="none" fo:border-top="0.5pt solid #000000" fo:border-bottom="0.5pt solid #000000"/>
    </style:style>
    <style:style style:name="Tabela9.B1" style:family="table-cell">
      <style:table-cell-properties fo:padding="0.0382in" fo:border="0.5pt solid #000000"/>
    </style:style>
    <style:style style:name="Tabela9.A2" style:family="table-cell">
      <style:table-cell-properties fo:padding="0.0382in" fo:border-left="0.5pt solid #000000" fo:border-right="none" fo:border-top="none" fo:border-bottom="0.5pt solid #000000"/>
    </style:style>
    <style:style style:name="Tabela9.B2" style:family="table-cell">
      <style:table-cell-properties fo:padding="0.0382in" fo:border-left="0.5pt solid #000000" fo:border-right="0.5pt solid #000000" fo:border-top="none" fo:border-bottom="0.5pt solid #000000"/>
    </style:style>
    <style:style style:name="Tabela10" style:family="table">
      <style:table-properties style:width="6.6931in" table:align="margins"/>
    </style:style>
    <style:style style:name="Tabela10.A" style:family="table-column">
      <style:table-column-properties style:column-width="1.1056in" style:rel-column-width="10825*"/>
    </style:style>
    <style:style style:name="Tabela10.B" style:family="table-column">
      <style:table-column-properties style:column-width="5.5875in" style:rel-column-width="54710*"/>
    </style:style>
    <style:style style:name="Tabela10.A1" style:family="table-cell">
      <style:table-cell-properties fo:padding="0.0382in" fo:border-left="0.5pt solid #000000" fo:border-right="none" fo:border-top="0.5pt solid #000000" fo:border-bottom="0.5pt solid #000000"/>
    </style:style>
    <style:style style:name="Tabela10.B1" style:family="table-cell">
      <style:table-cell-properties fo:padding="0.0382in" fo:border="0.5pt solid #000000"/>
    </style:style>
    <style:style style:name="Tabela10.A2" style:family="table-cell">
      <style:table-cell-properties fo:padding="0.0382in" fo:border-left="0.5pt solid #000000" fo:border-right="none" fo:border-top="none" fo:border-bottom="0.5pt solid #000000"/>
    </style:style>
    <style:style style:name="Tabela10.B2" style:family="table-cell">
      <style:table-cell-properties fo:padding="0.0382in" fo:border-left="0.5pt solid #000000" fo:border-right="0.5pt solid #000000" fo:border-top="none" fo:border-bottom="0.5pt solid #000000"/>
    </style:style>
    <style:style style:name="Tabela11" style:family="table">
      <style:table-properties style:width="6.6931in" table:align="margins"/>
    </style:style>
    <style:style style:name="Tabela11.A" style:family="table-column">
      <style:table-column-properties style:column-width="1.1056in" style:rel-column-width="10825*"/>
    </style:style>
    <style:style style:name="Tabela11.B" style:family="table-column">
      <style:table-column-properties style:column-width="5.5875in" style:rel-column-width="54710*"/>
    </style:style>
    <style:style style:name="Tabela11.A1" style:family="table-cell">
      <style:table-cell-properties fo:padding="0.0382in" fo:border-left="0.5pt solid #000000" fo:border-right="none" fo:border-top="0.5pt solid #000000" fo:border-bottom="0.5pt solid #000000"/>
    </style:style>
    <style:style style:name="Tabela11.B1" style:family="table-cell">
      <style:table-cell-properties fo:padding="0.0382in" fo:border="0.5pt solid #000000"/>
    </style:style>
    <style:style style:name="Tabela11.A2" style:family="table-cell">
      <style:table-cell-properties fo:padding="0.0382in" fo:border-left="0.5pt solid #000000" fo:border-right="none" fo:border-top="none" fo:border-bottom="0.5pt solid #000000"/>
    </style:style>
    <style:style style:name="Tabela11.B2" style:family="table-cell">
      <style:table-cell-properties fo:padding="0.0382in" fo:border-left="0.5pt solid #000000" fo:border-right="0.5pt solid #000000" fo:border-top="none" fo:border-bottom="0.5pt solid #000000"/>
    </style:style>
    <style:style style:name="Tabela12" style:family="table">
      <style:table-properties style:width="6.6931in" table:align="margins"/>
    </style:style>
    <style:style style:name="Tabela12.A" style:family="table-column">
      <style:table-column-properties style:column-width="1.1056in" style:rel-column-width="10825*"/>
    </style:style>
    <style:style style:name="Tabela12.B" style:family="table-column">
      <style:table-column-properties style:column-width="5.5875in" style:rel-column-width="54710*"/>
    </style:style>
    <style:style style:name="Tabela12.A1" style:family="table-cell">
      <style:table-cell-properties fo:padding="0.0382in" fo:border-left="0.5pt solid #000000" fo:border-right="none" fo:border-top="0.5pt solid #000000" fo:border-bottom="0.5pt solid #000000"/>
    </style:style>
    <style:style style:name="Tabela12.B1" style:family="table-cell">
      <style:table-cell-properties fo:padding="0.0382in" fo:border="0.5pt solid #000000"/>
    </style:style>
    <style:style style:name="Tabela12.A2" style:family="table-cell">
      <style:table-cell-properties fo:padding="0.0382in" fo:border-left="0.5pt solid #000000" fo:border-right="none" fo:border-top="none" fo:border-bottom="0.5pt solid #000000"/>
    </style:style>
    <style:style style:name="Tabela12.B2" style:family="table-cell">
      <style:table-cell-properties fo:padding="0.0382in" fo:border-left="0.5pt solid #000000" fo:border-right="0.5pt solid #000000" fo:border-top="none" fo:border-bottom="0.5pt solid #000000"/>
    </style:style>
    <style:style style:name="Tabela13" style:family="table">
      <style:table-properties style:width="6.6931in" table:align="margins"/>
    </style:style>
    <style:style style:name="Tabela13.A" style:family="table-column">
      <style:table-column-properties style:column-width="1.1056in" style:rel-column-width="10825*"/>
    </style:style>
    <style:style style:name="Tabela13.B" style:family="table-column">
      <style:table-column-properties style:column-width="5.5875in" style:rel-column-width="54710*"/>
    </style:style>
    <style:style style:name="Tabela13.A1" style:family="table-cell">
      <style:table-cell-properties fo:padding="0.0382in" fo:border-left="0.5pt solid #000000" fo:border-right="none" fo:border-top="0.5pt solid #000000" fo:border-bottom="0.5pt solid #000000"/>
    </style:style>
    <style:style style:name="Tabela13.B1" style:family="table-cell">
      <style:table-cell-properties fo:padding="0.0382in" fo:border="0.5pt solid #000000"/>
    </style:style>
    <style:style style:name="Tabela13.A2" style:family="table-cell">
      <style:table-cell-properties fo:padding="0.0382in" fo:border-left="0.5pt solid #000000" fo:border-right="none" fo:border-top="none" fo:border-bottom="0.5pt solid #000000"/>
    </style:style>
    <style:style style:name="Tabela13.B2" style:family="table-cell">
      <style:table-cell-properties fo:padding="0.0382in" fo:border-left="0.5pt solid #000000" fo:border-right="0.5pt solid #000000" fo:border-top="none" fo:border-bottom="0.5pt solid #000000"/>
    </style:style>
    <style:style style:name="Tabela14" style:family="table">
      <style:table-properties style:width="6.6931in" table:align="margins"/>
    </style:style>
    <style:style style:name="Tabela14.A" style:family="table-column">
      <style:table-column-properties style:column-width="1.1056in" style:rel-column-width="10825*"/>
    </style:style>
    <style:style style:name="Tabela14.B" style:family="table-column">
      <style:table-column-properties style:column-width="5.5875in" style:rel-column-width="54710*"/>
    </style:style>
    <style:style style:name="Tabela14.A1" style:family="table-cell">
      <style:table-cell-properties fo:padding="0.0382in" fo:border-left="0.5pt solid #000000" fo:border-right="none" fo:border-top="0.5pt solid #000000" fo:border-bottom="0.5pt solid #000000"/>
    </style:style>
    <style:style style:name="Tabela14.B1" style:family="table-cell">
      <style:table-cell-properties fo:padding="0.0382in" fo:border="0.5pt solid #000000"/>
    </style:style>
    <style:style style:name="Tabela14.A2" style:family="table-cell">
      <style:table-cell-properties fo:padding="0.0382in" fo:border-left="0.5pt solid #000000" fo:border-right="none" fo:border-top="none" fo:border-bottom="0.5pt solid #000000"/>
    </style:style>
    <style:style style:name="Tabela14.B2" style:family="table-cell">
      <style:table-cell-properties fo:padding="0.0382in" fo:border-left="0.5pt solid #000000" fo:border-right="0.5pt solid #000000" fo:border-top="none" fo:border-bottom="0.5pt solid #000000"/>
    </style:style>
    <style:style style:name="Tabela14.5" style:family="table-row">
      <style:table-row-properties style:min-row-height="0.3271in"/>
    </style:style>
    <style:style style:name="Tabela15" style:family="table">
      <style:table-properties style:width="6.6931in" table:align="margins"/>
    </style:style>
    <style:style style:name="Tabela15.A" style:family="table-column">
      <style:table-column-properties style:column-width="1.1056in" style:rel-column-width="10825*"/>
    </style:style>
    <style:style style:name="Tabela15.B" style:family="table-column">
      <style:table-column-properties style:column-width="5.5875in" style:rel-column-width="54710*"/>
    </style:style>
    <style:style style:name="Tabela15.A1" style:family="table-cell">
      <style:table-cell-properties fo:padding="0.0382in" fo:border-left="0.5pt solid #000000" fo:border-right="none" fo:border-top="0.5pt solid #000000" fo:border-bottom="0.5pt solid #000000"/>
    </style:style>
    <style:style style:name="Tabela15.B1" style:family="table-cell">
      <style:table-cell-properties fo:padding="0.0382in" fo:border="0.5pt solid #000000"/>
    </style:style>
    <style:style style:name="Tabela15.A2" style:family="table-cell">
      <style:table-cell-properties fo:padding="0.0382in" fo:border-left="0.5pt solid #000000" fo:border-right="none" fo:border-top="none" fo:border-bottom="0.5pt solid #000000"/>
    </style:style>
    <style:style style:name="Tabela15.B2" style:family="table-cell">
      <style:table-cell-properties fo:padding="0.0382in" fo:border-left="0.5pt solid #000000" fo:border-right="0.5pt solid #000000" fo:border-top="none" fo:border-bottom="0.5pt solid #000000"/>
    </style:style>
    <style:style style:name="Tabela16" style:family="table">
      <style:table-properties style:width="6.6931in" table:align="margins"/>
    </style:style>
    <style:style style:name="Tabela16.A" style:family="table-column">
      <style:table-column-properties style:column-width="1.1056in" style:rel-column-width="10825*"/>
    </style:style>
    <style:style style:name="Tabela16.B" style:family="table-column">
      <style:table-column-properties style:column-width="5.5875in" style:rel-column-width="54710*"/>
    </style:style>
    <style:style style:name="Tabela16.A1" style:family="table-cell">
      <style:table-cell-properties fo:padding="0.0382in" fo:border-left="0.5pt solid #000000" fo:border-right="none" fo:border-top="0.5pt solid #000000" fo:border-bottom="0.5pt solid #000000"/>
    </style:style>
    <style:style style:name="Tabela16.B1" style:family="table-cell">
      <style:table-cell-properties fo:padding="0.0382in" fo:border="0.5pt solid #000000"/>
    </style:style>
    <style:style style:name="Tabela16.A2" style:family="table-cell">
      <style:table-cell-properties fo:padding="0.0382in" fo:border-left="0.5pt solid #000000" fo:border-right="none" fo:border-top="none" fo:border-bottom="0.5pt solid #000000"/>
    </style:style>
    <style:style style:name="Tabela16.B2" style:family="table-cell">
      <style:table-cell-properties fo:padding="0.0382in" fo:border-left="0.5pt solid #000000" fo:border-right="0.5pt solid #000000" fo:border-top="none" fo:border-bottom="0.5pt solid #000000"/>
    </style:style>
    <style:style style:name="Tabela17" style:family="table">
      <style:table-properties style:width="6.6931in" table:align="margins"/>
    </style:style>
    <style:style style:name="Tabela17.A" style:family="table-column">
      <style:table-column-properties style:column-width="1.1056in" style:rel-column-width="10825*"/>
    </style:style>
    <style:style style:name="Tabela17.B" style:family="table-column">
      <style:table-column-properties style:column-width="5.5875in" style:rel-column-width="54710*"/>
    </style:style>
    <style:style style:name="Tabela17.A1" style:family="table-cell">
      <style:table-cell-properties fo:padding="0.0382in" fo:border-left="0.5pt solid #000000" fo:border-right="none" fo:border-top="0.5pt solid #000000" fo:border-bottom="0.5pt solid #000000"/>
    </style:style>
    <style:style style:name="Tabela17.B1" style:family="table-cell">
      <style:table-cell-properties fo:padding="0.0382in" fo:border="0.5pt solid #000000"/>
    </style:style>
    <style:style style:name="Tabela17.A2" style:family="table-cell">
      <style:table-cell-properties fo:padding="0.0382in" fo:border-left="0.5pt solid #000000" fo:border-right="none" fo:border-top="none" fo:border-bottom="0.5pt solid #000000"/>
    </style:style>
    <style:style style:name="Tabela17.B2" style:family="table-cell">
      <style:table-cell-properties fo:padding="0.0382in" fo:border-left="0.5pt solid #000000" fo:border-right="0.5pt solid #000000" fo:border-top="none" fo:border-bottom="0.5pt solid #000000"/>
    </style:style>
    <style:style style:name="Tabela18" style:family="table">
      <style:table-properties style:width="6.6931in" table:align="margins"/>
    </style:style>
    <style:style style:name="Tabela18.A" style:family="table-column">
      <style:table-column-properties style:column-width="1.1056in" style:rel-column-width="10825*"/>
    </style:style>
    <style:style style:name="Tabela18.B" style:family="table-column">
      <style:table-column-properties style:column-width="5.5875in" style:rel-column-width="54710*"/>
    </style:style>
    <style:style style:name="Tabela18.A1" style:family="table-cell">
      <style:table-cell-properties fo:padding="0.0382in" fo:border-left="0.5pt solid #000000" fo:border-right="none" fo:border-top="0.5pt solid #000000" fo:border-bottom="0.5pt solid #000000"/>
    </style:style>
    <style:style style:name="Tabela18.B1" style:family="table-cell">
      <style:table-cell-properties fo:padding="0.0382in" fo:border="0.5pt solid #000000"/>
    </style:style>
    <style:style style:name="Tabela18.A2" style:family="table-cell">
      <style:table-cell-properties fo:padding="0.0382in" fo:border-left="0.5pt solid #000000" fo:border-right="none" fo:border-top="none" fo:border-bottom="0.5pt solid #000000"/>
    </style:style>
    <style:style style:name="Tabela18.B2" style:family="table-cell">
      <style:table-cell-properties fo:padding="0.0382in" fo:border-left="0.5pt solid #000000" fo:border-right="0.5pt solid #000000" fo:border-top="none" fo:border-bottom="0.5pt solid #000000"/>
    </style:style>
    <style:style style:name="Tabela19" style:family="table">
      <style:table-properties style:width="6.6931in" table:align="margins"/>
    </style:style>
    <style:style style:name="Tabela19.A" style:family="table-column">
      <style:table-column-properties style:column-width="1.1056in" style:rel-column-width="10825*"/>
    </style:style>
    <style:style style:name="Tabela19.B" style:family="table-column">
      <style:table-column-properties style:column-width="5.5875in" style:rel-column-width="54710*"/>
    </style:style>
    <style:style style:name="Tabela19.A1" style:family="table-cell">
      <style:table-cell-properties fo:padding="0.0382in" fo:border-left="0.5pt solid #000000" fo:border-right="none" fo:border-top="0.5pt solid #000000" fo:border-bottom="0.5pt solid #000000"/>
    </style:style>
    <style:style style:name="Tabela19.B1" style:family="table-cell">
      <style:table-cell-properties fo:padding="0.0382in" fo:border="0.5pt solid #000000"/>
    </style:style>
    <style:style style:name="Tabela19.A2" style:family="table-cell">
      <style:table-cell-properties fo:padding="0.0382in" fo:border-left="0.5pt solid #000000" fo:border-right="none" fo:border-top="none" fo:border-bottom="0.5pt solid #000000"/>
    </style:style>
    <style:style style:name="Tabela19.B2" style:family="table-cell">
      <style:table-cell-properties fo:padding="0.0382in" fo:border-left="0.5pt solid #000000" fo:border-right="0.5pt solid #000000" fo:border-top="none" fo:border-bottom="0.5pt solid #000000"/>
    </style:style>
    <style:style style:name="Tabela20" style:family="table">
      <style:table-properties style:width="6.6931in" table:align="margins"/>
    </style:style>
    <style:style style:name="Tabela20.A" style:family="table-column">
      <style:table-column-properties style:column-width="1.1056in" style:rel-column-width="10825*"/>
    </style:style>
    <style:style style:name="Tabela20.B" style:family="table-column">
      <style:table-column-properties style:column-width="5.5875in" style:rel-column-width="54710*"/>
    </style:style>
    <style:style style:name="Tabela20.A1" style:family="table-cell">
      <style:table-cell-properties fo:padding="0.0382in" fo:border-left="0.5pt solid #000000" fo:border-right="none" fo:border-top="0.5pt solid #000000" fo:border-bottom="0.5pt solid #000000"/>
    </style:style>
    <style:style style:name="Tabela20.B1" style:family="table-cell">
      <style:table-cell-properties fo:padding="0.0382in" fo:border="0.5pt solid #000000"/>
    </style:style>
    <style:style style:name="Tabela20.A2" style:family="table-cell">
      <style:table-cell-properties fo:padding="0.0382in" fo:border-left="0.5pt solid #000000" fo:border-right="none" fo:border-top="none" fo:border-bottom="0.5pt solid #000000"/>
    </style:style>
    <style:style style:name="Tabela20.B2" style:family="table-cell">
      <style:table-cell-properties fo:padding="0.0382in" fo:border-left="0.5pt solid #000000" fo:border-right="0.5pt solid #000000" fo:border-top="none" fo:border-bottom="0.5pt solid #000000"/>
    </style:style>
    <style:style style:name="Tabela21" style:family="table">
      <style:table-properties style:width="6.6931in" table:align="margins"/>
    </style:style>
    <style:style style:name="Tabela21.A" style:family="table-column">
      <style:table-column-properties style:column-width="1.1056in" style:rel-column-width="10825*"/>
    </style:style>
    <style:style style:name="Tabela21.B" style:family="table-column">
      <style:table-column-properties style:column-width="5.5875in" style:rel-column-width="54710*"/>
    </style:style>
    <style:style style:name="Tabela21.A1" style:family="table-cell">
      <style:table-cell-properties fo:padding="0.0382in" fo:border-left="0.5pt solid #000000" fo:border-right="none" fo:border-top="0.5pt solid #000000" fo:border-bottom="0.5pt solid #000000"/>
    </style:style>
    <style:style style:name="Tabela21.B1" style:family="table-cell">
      <style:table-cell-properties fo:padding="0.0382in" fo:border="0.5pt solid #000000"/>
    </style:style>
    <style:style style:name="Tabela21.A2" style:family="table-cell">
      <style:table-cell-properties fo:padding="0.0382in" fo:border-left="0.5pt solid #000000" fo:border-right="none" fo:border-top="none" fo:border-bottom="0.5pt solid #000000"/>
    </style:style>
    <style:style style:name="Tabela21.B2" style:family="table-cell">
      <style:table-cell-properties fo:padding="0.0382in" fo:border-left="0.5pt solid #000000" fo:border-right="0.5pt solid #000000" fo:border-top="none" fo:border-bottom="0.5pt solid #000000"/>
    </style:style>
    <style:style style:name="Tabela22" style:family="table">
      <style:table-properties style:width="6.6931in" table:align="margins"/>
    </style:style>
    <style:style style:name="Tabela22.A" style:family="table-column">
      <style:table-column-properties style:column-width="1.1056in" style:rel-column-width="10825*"/>
    </style:style>
    <style:style style:name="Tabela22.B" style:family="table-column">
      <style:table-column-properties style:column-width="5.5875in" style:rel-column-width="54710*"/>
    </style:style>
    <style:style style:name="Tabela22.A1" style:family="table-cell">
      <style:table-cell-properties fo:padding="0.0382in" fo:border-left="0.5pt solid #000000" fo:border-right="none" fo:border-top="0.5pt solid #000000" fo:border-bottom="0.5pt solid #000000"/>
    </style:style>
    <style:style style:name="Tabela22.B1" style:family="table-cell">
      <style:table-cell-properties fo:padding="0.0382in" fo:border="0.5pt solid #000000"/>
    </style:style>
    <style:style style:name="Tabela22.A2" style:family="table-cell">
      <style:table-cell-properties fo:padding="0.0382in" fo:border-left="0.5pt solid #000000" fo:border-right="none" fo:border-top="none" fo:border-bottom="0.5pt solid #000000"/>
    </style:style>
    <style:style style:name="Tabela22.B2" style:family="table-cell">
      <style:table-cell-properties fo:padding="0.0382in" fo:border-left="0.5pt solid #000000" fo:border-right="0.5pt solid #000000" fo:border-top="none" fo:border-bottom="0.5pt solid #000000"/>
    </style:style>
    <style:style style:name="Tabela23" style:family="table">
      <style:table-properties style:width="6.6931in" table:align="margins"/>
    </style:style>
    <style:style style:name="Tabela23.A" style:family="table-column">
      <style:table-column-properties style:column-width="1.1056in" style:rel-column-width="10825*"/>
    </style:style>
    <style:style style:name="Tabela23.B" style:family="table-column">
      <style:table-column-properties style:column-width="5.5875in" style:rel-column-width="54710*"/>
    </style:style>
    <style:style style:name="Tabela23.A1" style:family="table-cell">
      <style:table-cell-properties fo:padding="0.0382in" fo:border-left="0.5pt solid #000000" fo:border-right="none" fo:border-top="0.5pt solid #000000" fo:border-bottom="0.5pt solid #000000"/>
    </style:style>
    <style:style style:name="Tabela23.B1" style:family="table-cell">
      <style:table-cell-properties fo:padding="0.0382in" fo:border="0.5pt solid #000000"/>
    </style:style>
    <style:style style:name="Tabela23.A2" style:family="table-cell">
      <style:table-cell-properties fo:padding="0.0382in" fo:border-left="0.5pt solid #000000" fo:border-right="none" fo:border-top="none" fo:border-bottom="0.5pt solid #000000"/>
    </style:style>
    <style:style style:name="Tabela23.B2" style:family="table-cell">
      <style:table-cell-properties fo:padding="0.0382in" fo:border-left="0.5pt solid #000000" fo:border-right="0.5pt solid #000000" fo:border-top="none" fo:border-bottom="0.5pt solid #000000"/>
    </style:style>
    <style:style style:name="Tabela24" style:family="table">
      <style:table-properties style:width="6.6931in" table:align="margins"/>
    </style:style>
    <style:style style:name="Tabela24.A" style:family="table-column">
      <style:table-column-properties style:column-width="1.1056in" style:rel-column-width="10825*"/>
    </style:style>
    <style:style style:name="Tabela24.B" style:family="table-column">
      <style:table-column-properties style:column-width="5.5875in" style:rel-column-width="54710*"/>
    </style:style>
    <style:style style:name="Tabela24.A1" style:family="table-cell">
      <style:table-cell-properties fo:padding="0.0382in" fo:border-left="0.5pt solid #000000" fo:border-right="none" fo:border-top="0.5pt solid #000000" fo:border-bottom="0.5pt solid #000000"/>
    </style:style>
    <style:style style:name="Tabela24.B1" style:family="table-cell">
      <style:table-cell-properties fo:padding="0.0382in" fo:border="0.5pt solid #000000"/>
    </style:style>
    <style:style style:name="Tabela24.A2" style:family="table-cell">
      <style:table-cell-properties fo:padding="0.0382in" fo:border-left="0.5pt solid #000000" fo:border-right="none" fo:border-top="none" fo:border-bottom="0.5pt solid #000000"/>
    </style:style>
    <style:style style:name="Tabela24.B2" style:family="table-cell">
      <style:table-cell-properties fo:padding="0.0382in" fo:border-left="0.5pt solid #000000" fo:border-right="0.5pt solid #000000" fo:border-top="none" fo:border-bottom="0.5pt solid #000000"/>
    </style:style>
    <style:style style:name="Tabela25" style:family="table">
      <style:table-properties style:width="6.6931in" table:align="margins"/>
    </style:style>
    <style:style style:name="Tabela25.A" style:family="table-column">
      <style:table-column-properties style:column-width="1.1056in" style:rel-column-width="10825*"/>
    </style:style>
    <style:style style:name="Tabela25.B" style:family="table-column">
      <style:table-column-properties style:column-width="5.5875in" style:rel-column-width="54710*"/>
    </style:style>
    <style:style style:name="Tabela25.A1" style:family="table-cell">
      <style:table-cell-properties fo:padding="0.0382in" fo:border-left="0.5pt solid #000000" fo:border-right="none" fo:border-top="0.5pt solid #000000" fo:border-bottom="0.5pt solid #000000"/>
    </style:style>
    <style:style style:name="Tabela25.B1" style:family="table-cell">
      <style:table-cell-properties fo:padding="0.0382in" fo:border="0.5pt solid #000000"/>
    </style:style>
    <style:style style:name="Tabela25.A2" style:family="table-cell">
      <style:table-cell-properties fo:padding="0.0382in" fo:border-left="0.5pt solid #000000" fo:border-right="none" fo:border-top="none" fo:border-bottom="0.5pt solid #000000"/>
    </style:style>
    <style:style style:name="Tabela25.B2" style:family="table-cell">
      <style:table-cell-properties fo:padding="0.0382in" fo:border-left="0.5pt solid #000000" fo:border-right="0.5pt solid #000000" fo:border-top="none" fo:border-bottom="0.5pt solid #000000"/>
    </style:style>
    <style:style style:name="Tabela26" style:family="table">
      <style:table-properties style:width="6.6931in" table:align="margins"/>
    </style:style>
    <style:style style:name="Tabela26.A" style:family="table-column">
      <style:table-column-properties style:column-width="1.1056in" style:rel-column-width="10825*"/>
    </style:style>
    <style:style style:name="Tabela26.B" style:family="table-column">
      <style:table-column-properties style:column-width="5.5875in" style:rel-column-width="54710*"/>
    </style:style>
    <style:style style:name="Tabela26.A1" style:family="table-cell">
      <style:table-cell-properties fo:padding="0.0382in" fo:border-left="0.5pt solid #000000" fo:border-right="none" fo:border-top="0.5pt solid #000000" fo:border-bottom="0.5pt solid #000000"/>
    </style:style>
    <style:style style:name="Tabela26.B1" style:family="table-cell">
      <style:table-cell-properties fo:padding="0.0382in" fo:border="0.5pt solid #000000"/>
    </style:style>
    <style:style style:name="Tabela26.A2" style:family="table-cell">
      <style:table-cell-properties fo:padding="0.0382in" fo:border-left="0.5pt solid #000000" fo:border-right="none" fo:border-top="none" fo:border-bottom="0.5pt solid #000000"/>
    </style:style>
    <style:style style:name="Tabela26.B2" style:family="table-cell">
      <style:table-cell-properties fo:padding="0.0382in" fo:border-left="0.5pt solid #000000" fo:border-right="0.5pt solid #000000" fo:border-top="none" fo:border-bottom="0.5pt solid #000000"/>
    </style:style>
    <style:style style:name="Tabela27" style:family="table">
      <style:table-properties style:width="6.6931in" table:align="margins"/>
    </style:style>
    <style:style style:name="Tabela27.A" style:family="table-column">
      <style:table-column-properties style:column-width="1.1056in" style:rel-column-width="10825*"/>
    </style:style>
    <style:style style:name="Tabela27.B" style:family="table-column">
      <style:table-column-properties style:column-width="5.5875in" style:rel-column-width="54710*"/>
    </style:style>
    <style:style style:name="Tabela27.A1" style:family="table-cell">
      <style:table-cell-properties fo:padding="0.0382in" fo:border-left="0.5pt solid #000000" fo:border-right="none" fo:border-top="0.5pt solid #000000" fo:border-bottom="0.5pt solid #000000"/>
    </style:style>
    <style:style style:name="Tabela27.B1" style:family="table-cell">
      <style:table-cell-properties fo:padding="0.0382in" fo:border="0.5pt solid #000000"/>
    </style:style>
    <style:style style:name="Tabela27.A2" style:family="table-cell">
      <style:table-cell-properties fo:padding="0.0382in" fo:border-left="0.5pt solid #000000" fo:border-right="none" fo:border-top="none" fo:border-bottom="0.5pt solid #000000"/>
    </style:style>
    <style:style style:name="Tabela27.B2" style:family="table-cell">
      <style:table-cell-properties fo:padding="0.0382in" fo:border-left="0.5pt solid #000000" fo:border-right="0.5pt solid #000000" fo:border-top="none" fo:border-bottom="0.5pt solid #000000"/>
    </style:style>
    <style:style style:name="Tabela28" style:family="table">
      <style:table-properties style:width="6.6931in" table:align="margins"/>
    </style:style>
    <style:style style:name="Tabela28.A" style:family="table-column">
      <style:table-column-properties style:column-width="1.1056in" style:rel-column-width="10825*"/>
    </style:style>
    <style:style style:name="Tabela28.B" style:family="table-column">
      <style:table-column-properties style:column-width="5.5875in" style:rel-column-width="54710*"/>
    </style:style>
    <style:style style:name="Tabela28.A1" style:family="table-cell">
      <style:table-cell-properties fo:padding="0.0382in" fo:border-left="0.5pt solid #000000" fo:border-right="none" fo:border-top="0.5pt solid #000000" fo:border-bottom="0.5pt solid #000000"/>
    </style:style>
    <style:style style:name="Tabela28.B1" style:family="table-cell">
      <style:table-cell-properties fo:padding="0.0382in" fo:border="0.5pt solid #000000"/>
    </style:style>
    <style:style style:name="Tabela28.A2" style:family="table-cell">
      <style:table-cell-properties fo:padding="0.0382in" fo:border-left="0.5pt solid #000000" fo:border-right="none" fo:border-top="none" fo:border-bottom="0.5pt solid #000000"/>
    </style:style>
    <style:style style:name="Tabela28.B2" style:family="table-cell">
      <style:table-cell-properties fo:padding="0.0382in" fo:border-left="0.5pt solid #000000" fo:border-right="0.5pt solid #000000" fo:border-top="none" fo:border-bottom="0.5pt solid #000000"/>
    </style:style>
    <style:style style:name="Tabela29" style:family="table">
      <style:table-properties style:width="6.6931in" table:align="margins"/>
    </style:style>
    <style:style style:name="Tabela29.A" style:family="table-column">
      <style:table-column-properties style:column-width="1.1056in" style:rel-column-width="10825*"/>
    </style:style>
    <style:style style:name="Tabela29.B" style:family="table-column">
      <style:table-column-properties style:column-width="5.5875in" style:rel-column-width="54710*"/>
    </style:style>
    <style:style style:name="Tabela29.A1" style:family="table-cell">
      <style:table-cell-properties fo:padding="0.0382in" fo:border-left="0.5pt solid #000000" fo:border-right="none" fo:border-top="0.5pt solid #000000" fo:border-bottom="0.5pt solid #000000"/>
    </style:style>
    <style:style style:name="Tabela29.B1" style:family="table-cell">
      <style:table-cell-properties fo:padding="0.0382in" fo:border="0.5pt solid #000000"/>
    </style:style>
    <style:style style:name="Tabela29.A2" style:family="table-cell">
      <style:table-cell-properties fo:padding="0.0382in" fo:border-left="0.5pt solid #000000" fo:border-right="none" fo:border-top="none" fo:border-bottom="0.5pt solid #000000"/>
    </style:style>
    <style:style style:name="Tabela29.B2" style:family="table-cell">
      <style:table-cell-properties fo:padding="0.0382in" fo:border-left="0.5pt solid #000000" fo:border-right="0.5pt solid #000000" fo:border-top="none" fo:border-bottom="0.5pt solid #000000"/>
    </style:style>
    <style:style style:name="Tabela30" style:family="table">
      <style:table-properties style:width="6.6931in" table:align="margins"/>
    </style:style>
    <style:style style:name="Tabela30.A" style:family="table-column">
      <style:table-column-properties style:column-width="1.1056in" style:rel-column-width="10825*"/>
    </style:style>
    <style:style style:name="Tabela30.B" style:family="table-column">
      <style:table-column-properties style:column-width="5.5875in" style:rel-column-width="54710*"/>
    </style:style>
    <style:style style:name="Tabela30.A1" style:family="table-cell">
      <style:table-cell-properties fo:padding="0.0382in" fo:border-left="0.5pt solid #000000" fo:border-right="none" fo:border-top="0.5pt solid #000000" fo:border-bottom="0.5pt solid #000000"/>
    </style:style>
    <style:style style:name="Tabela30.B1" style:family="table-cell">
      <style:table-cell-properties fo:padding="0.0382in" fo:border="0.5pt solid #000000"/>
    </style:style>
    <style:style style:name="Tabela30.A2" style:family="table-cell">
      <style:table-cell-properties fo:padding="0.0382in" fo:border-left="0.5pt solid #000000" fo:border-right="none" fo:border-top="none" fo:border-bottom="0.5pt solid #000000"/>
    </style:style>
    <style:style style:name="Tabela30.B2" style:family="table-cell">
      <style:table-cell-properties fo:padding="0.0382in" fo:border-left="0.5pt solid #000000" fo:border-right="0.5pt solid #000000" fo:border-top="none" fo:border-bottom="0.5pt solid #000000"/>
    </style:style>
    <style:style style:name="Tabela31" style:family="table">
      <style:table-properties style:width="6.6931in" table:align="margins"/>
    </style:style>
    <style:style style:name="Tabela31.A" style:family="table-column">
      <style:table-column-properties style:column-width="1.1056in" style:rel-column-width="10825*"/>
    </style:style>
    <style:style style:name="Tabela31.B" style:family="table-column">
      <style:table-column-properties style:column-width="5.5875in" style:rel-column-width="54710*"/>
    </style:style>
    <style:style style:name="Tabela31.A1" style:family="table-cell">
      <style:table-cell-properties fo:padding="0.0382in" fo:border-left="0.5pt solid #000000" fo:border-right="none" fo:border-top="0.5pt solid #000000" fo:border-bottom="0.5pt solid #000000"/>
    </style:style>
    <style:style style:name="Tabela31.B1" style:family="table-cell">
      <style:table-cell-properties fo:padding="0.0382in" fo:border="0.5pt solid #000000"/>
    </style:style>
    <style:style style:name="Tabela31.A2" style:family="table-cell">
      <style:table-cell-properties fo:padding="0.0382in" fo:border-left="0.5pt solid #000000" fo:border-right="none" fo:border-top="none" fo:border-bottom="0.5pt solid #000000"/>
    </style:style>
    <style:style style:name="Tabela31.B2" style:family="table-cell">
      <style:table-cell-properties fo:padding="0.0382in" fo:border-left="0.5pt solid #000000" fo:border-right="0.5pt solid #000000" fo:border-top="none" fo:border-bottom="0.5pt solid #000000"/>
    </style:style>
    <style:style style:name="Tabela32" style:family="table">
      <style:table-properties style:width="6.6931in" table:align="margins"/>
    </style:style>
    <style:style style:name="Tabela32.A" style:family="table-column">
      <style:table-column-properties style:column-width="1.1056in" style:rel-column-width="10825*"/>
    </style:style>
    <style:style style:name="Tabela32.B" style:family="table-column">
      <style:table-column-properties style:column-width="5.5875in" style:rel-column-width="54710*"/>
    </style:style>
    <style:style style:name="Tabela32.A1" style:family="table-cell">
      <style:table-cell-properties fo:padding="0.0382in" fo:border-left="0.5pt solid #000000" fo:border-right="none" fo:border-top="0.5pt solid #000000" fo:border-bottom="0.5pt solid #000000"/>
    </style:style>
    <style:style style:name="Tabela32.B1" style:family="table-cell">
      <style:table-cell-properties fo:padding="0.0382in" fo:border="0.5pt solid #000000"/>
    </style:style>
    <style:style style:name="Tabela32.A2" style:family="table-cell">
      <style:table-cell-properties fo:padding="0.0382in" fo:border-left="0.5pt solid #000000" fo:border-right="none" fo:border-top="none" fo:border-bottom="0.5pt solid #000000"/>
    </style:style>
    <style:style style:name="Tabela32.B2" style:family="table-cell">
      <style:table-cell-properties fo:padding="0.0382in" fo:border-left="0.5pt solid #000000" fo:border-right="0.5pt solid #000000" fo:border-top="none" fo:border-bottom="0.5pt solid #000000"/>
    </style:style>
    <style:style style:name="Tabela33" style:family="table">
      <style:table-properties style:width="6.6931in" table:align="margins"/>
    </style:style>
    <style:style style:name="Tabela33.A" style:family="table-column">
      <style:table-column-properties style:column-width="1.1056in" style:rel-column-width="10825*"/>
    </style:style>
    <style:style style:name="Tabela33.B" style:family="table-column">
      <style:table-column-properties style:column-width="5.5875in" style:rel-column-width="54710*"/>
    </style:style>
    <style:style style:name="Tabela33.A1" style:family="table-cell">
      <style:table-cell-properties fo:padding="0.0382in" fo:border-left="0.5pt solid #000000" fo:border-right="none" fo:border-top="0.5pt solid #000000" fo:border-bottom="0.5pt solid #000000"/>
    </style:style>
    <style:style style:name="Tabela33.B1" style:family="table-cell">
      <style:table-cell-properties fo:padding="0.0382in" fo:border="0.5pt solid #000000"/>
    </style:style>
    <style:style style:name="Tabela33.A2" style:family="table-cell">
      <style:table-cell-properties fo:padding="0.0382in" fo:border-left="0.5pt solid #000000" fo:border-right="none" fo:border-top="none" fo:border-bottom="0.5pt solid #000000"/>
    </style:style>
    <style:style style:name="Tabela33.B2" style:family="table-cell">
      <style:table-cell-properties fo:padding="0.0382in" fo:border-left="0.5pt solid #000000" fo:border-right="0.5pt solid #000000" fo:border-top="none" fo:border-bottom="0.5pt solid #000000"/>
    </style:style>
    <style:style style:name="Tabela34" style:family="table">
      <style:table-properties style:width="6.6931in" table:align="margins"/>
    </style:style>
    <style:style style:name="Tabela34.A" style:family="table-column">
      <style:table-column-properties style:column-width="1.1056in" style:rel-column-width="10825*"/>
    </style:style>
    <style:style style:name="Tabela34.B" style:family="table-column">
      <style:table-column-properties style:column-width="5.5875in" style:rel-column-width="54710*"/>
    </style:style>
    <style:style style:name="Tabela34.A1" style:family="table-cell">
      <style:table-cell-properties fo:padding="0.0382in" fo:border-left="0.5pt solid #000000" fo:border-right="none" fo:border-top="0.5pt solid #000000" fo:border-bottom="0.5pt solid #000000"/>
    </style:style>
    <style:style style:name="Tabela34.B1" style:family="table-cell">
      <style:table-cell-properties fo:padding="0.0382in" fo:border="0.5pt solid #000000"/>
    </style:style>
    <style:style style:name="Tabela34.A2" style:family="table-cell">
      <style:table-cell-properties fo:padding="0.0382in" fo:border-left="0.5pt solid #000000" fo:border-right="none" fo:border-top="none" fo:border-bottom="0.5pt solid #000000"/>
    </style:style>
    <style:style style:name="Tabela34.B2" style:family="table-cell">
      <style:table-cell-properties fo:padding="0.0382in" fo:border-left="0.5pt solid #000000" fo:border-right="0.5pt solid #000000" fo:border-top="none" fo:border-bottom="0.5pt solid #000000"/>
    </style:style>
    <style:style style:name="Tabela35" style:family="table">
      <style:table-properties style:width="6.6931in" table:align="margins"/>
    </style:style>
    <style:style style:name="Tabela35.A" style:family="table-column">
      <style:table-column-properties style:column-width="1.1056in" style:rel-column-width="10825*"/>
    </style:style>
    <style:style style:name="Tabela35.B" style:family="table-column">
      <style:table-column-properties style:column-width="5.5875in" style:rel-column-width="54710*"/>
    </style:style>
    <style:style style:name="Tabela35.A1" style:family="table-cell">
      <style:table-cell-properties fo:padding="0.0382in" fo:border-left="0.5pt solid #000000" fo:border-right="none" fo:border-top="0.5pt solid #000000" fo:border-bottom="0.5pt solid #000000"/>
    </style:style>
    <style:style style:name="Tabela35.B1" style:family="table-cell">
      <style:table-cell-properties fo:padding="0.0382in" fo:border="0.5pt solid #000000"/>
    </style:style>
    <style:style style:name="Tabela35.A2" style:family="table-cell">
      <style:table-cell-properties fo:padding="0.0382in" fo:border-left="0.5pt solid #000000" fo:border-right="none" fo:border-top="none" fo:border-bottom="0.5pt solid #000000"/>
    </style:style>
    <style:style style:name="Tabela35.B2" style:family="table-cell">
      <style:table-cell-properties fo:padding="0.0382in" fo:border-left="0.5pt solid #000000" fo:border-right="0.5pt solid #000000" fo:border-top="none" fo:border-bottom="0.5pt solid #000000"/>
    </style:style>
    <style:style style:name="Tabela36" style:family="table">
      <style:table-properties style:width="6.6931in" table:align="margins"/>
    </style:style>
    <style:style style:name="Tabela36.A" style:family="table-column">
      <style:table-column-properties style:column-width="1.1056in" style:rel-column-width="10825*"/>
    </style:style>
    <style:style style:name="Tabela36.B" style:family="table-column">
      <style:table-column-properties style:column-width="5.5875in" style:rel-column-width="54710*"/>
    </style:style>
    <style:style style:name="Tabela36.A1" style:family="table-cell">
      <style:table-cell-properties fo:padding="0.0382in" fo:border-left="0.5pt solid #000000" fo:border-right="none" fo:border-top="0.5pt solid #000000" fo:border-bottom="0.5pt solid #000000"/>
    </style:style>
    <style:style style:name="Tabela36.B1" style:family="table-cell">
      <style:table-cell-properties fo:padding="0.0382in" fo:border="0.5pt solid #000000"/>
    </style:style>
    <style:style style:name="Tabela36.A2" style:family="table-cell">
      <style:table-cell-properties fo:padding="0.0382in" fo:border-left="0.5pt solid #000000" fo:border-right="none" fo:border-top="none" fo:border-bottom="0.5pt solid #000000"/>
    </style:style>
    <style:style style:name="Tabela36.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93bb0" officeooo:paragraph-rsid="00093bb0"/>
    </style:style>
    <style:style style:name="P2" style:family="paragraph" style:parent-style-name="Table_20_Contents">
      <style:text-properties officeooo:rsid="00093bb0" officeooo:paragraph-rsid="00093bb0"/>
    </style:style>
    <style:style style:name="P3" style:family="paragraph" style:parent-style-name="Standard">
      <style:text-properties officeooo:rsid="00093bb0" officeooo:paragraph-rsid="000b163f"/>
    </style:style>
    <style:style style:name="P4" style:family="paragraph" style:parent-style-name="Table_20_Contents">
      <style:text-properties officeooo:rsid="00093bb0" officeooo:paragraph-rsid="000b163f"/>
    </style:style>
    <style:style style:name="P5" style:family="paragraph" style:parent-style-name="Standard">
      <style:paragraph-properties fo:margin-left="0in" fo:margin-right="0in" fo:orphans="2" fo:widows="2" fo:text-indent="0in" style:auto-text-indent="false"/>
    </style:style>
    <style:style style:name="P6" style:family="paragraph" style:parent-style-name="Table_20_Contents">
      <style:paragraph-properties fo:margin-left="0in" fo:margin-right="0in" fo:orphans="2" fo:widows="2" fo:text-indent="0in" style:auto-text-indent="false"/>
    </style:style>
    <style:style style:name="P7" style:family="paragraph" style:parent-style-name="Standard">
      <style:paragraph-properties fo:margin-left="0in" fo:margin-right="0in" fo:orphans="2" fo:widows="2" fo:text-indent="0in" style:auto-text-indent="false"/>
      <style:text-properties officeooo:paragraph-rsid="00093bb0"/>
    </style:style>
    <style:style style:name="P8" style:family="paragraph" style:parent-style-name="Table_20_Contents">
      <style:paragraph-properties fo:margin-left="0in" fo:margin-right="0in" fo:orphans="2" fo:widows="2" fo:text-indent="0in" style:auto-text-indent="false"/>
      <style:text-properties officeooo:paragraph-rsid="00093bb0"/>
    </style:style>
    <style:style style:name="P9" style:family="paragraph" style:parent-style-name="Standard">
      <style:paragraph-properties fo:margin-left="0in" fo:margin-right="0in" fo:orphans="2" fo:widows="2" fo:text-indent="0in" style:auto-text-indent="false"/>
      <style:text-properties officeooo:paragraph-rsid="000b163f"/>
    </style:style>
    <style:style style:name="P10" style:family="paragraph" style:parent-style-name="Table_20_Contents">
      <style:paragraph-properties fo:margin-left="0in" fo:margin-right="0in" fo:orphans="2" fo:widows="2" fo:text-indent="0in" style:auto-text-indent="false"/>
      <style:text-properties officeooo:paragraph-rsid="000b163f"/>
    </style:style>
    <style:style style:name="P11" style:family="paragraph" style:parent-style-name="Table_20_Contents">
      <style:text-properties officeooo:paragraph-rsid="00093bb0"/>
    </style:style>
    <style:style style:name="P12" style:family="paragraph" style:parent-style-name="Standard">
      <style:text-properties officeooo:rsid="000b163f" officeooo:paragraph-rsid="000b163f"/>
    </style:style>
    <style:style style:name="P13" style:family="paragraph" style:parent-style-name="Table_20_Contents">
      <style:text-properties officeooo:paragraph-rsid="000b163f"/>
    </style:style>
    <style:style style:name="P14" style:family="paragraph" style:parent-style-name="Standard">
      <style:paragraph-properties fo:margin-left="0in" fo:margin-right="0in" fo:orphans="2" fo:widows="2" fo:text-indent="0in" style:auto-text-indent="false"/>
    </style:style>
    <style:style style:name="P15" style:family="paragraph" style:parent-style-name="Standard">
      <style:paragraph-properties fo:margin-left="0in" fo:margin-right="0in" fo:orphans="2" fo:widows="2" fo:text-indent="0in" style:auto-text-indent="false"/>
      <style:text-properties officeooo:paragraph-rsid="000dce0f"/>
    </style:style>
    <style:style style:name="P16" style:family="paragraph" style:parent-style-name="Standard">
      <style:text-properties officeooo:rsid="000dce0f" officeooo:paragraph-rsid="000dce0f"/>
    </style:style>
    <style:style style:name="P17" style:family="paragraph" style:parent-style-name="Standard">
      <style:text-properties officeooo:rsid="000dce0f" officeooo:paragraph-rsid="000f11c1"/>
    </style:style>
    <style:style style:name="P18" style:family="paragraph" style:parent-style-name="Standard">
      <style:text-properties officeooo:rsid="00093bb0" officeooo:paragraph-rsid="000dce0f"/>
    </style:style>
    <style:style style:name="P19" style:family="paragraph" style:parent-style-name="Table_20_Contents">
      <style:paragraph-properties fo:margin-left="0in" fo:margin-right="0in" fo:orphans="2" fo:widows="2" fo:text-indent="0in" style:auto-text-indent="false"/>
      <style:text-properties officeooo:paragraph-rsid="000dce0f"/>
    </style:style>
    <style:style style:name="P20" style:family="paragraph" style:parent-style-name="Table_20_Contents">
      <style:text-properties officeooo:rsid="00093bb0" officeooo:paragraph-rsid="000dce0f"/>
    </style:style>
    <style:style style:name="P21" style:family="paragraph" style:parent-style-name="Table_20_Contents">
      <style:text-properties officeooo:paragraph-rsid="000dce0f"/>
    </style:style>
    <style:style style:name="P22" style:family="paragraph" style:parent-style-name="Table_20_Contents">
      <style:text-properties officeooo:paragraph-rsid="000f11c1"/>
    </style:style>
    <style:style style:name="T1" style:family="text">
      <style:text-properties fo:font-variant="normal" fo:text-transform="none" style:font-name="apple-system" fo:font-size="18pt" fo:letter-spacing="normal" fo:font-style="normal" style:text-underline-style="solid" style:text-underline-width="auto" style:text-underline-color="font-color" fo:font-weight="normal" fo:background-color="#ffffff" loext:char-shading-value="0" loext:padding="0in" loext:border="none"/>
    </style:style>
    <style:style style:name="T2" style:family="text">
      <style:text-properties fo:font-variant="normal" fo:text-transform="none" style:font-name="apple-system" fo:font-size="10.5pt" fo:letter-spacing="normal" fo:font-style="normal" style:text-underline-style="solid" style:text-underline-width="auto" style:text-underline-color="font-color" fo:font-weight="normal" fo:background-color="#ffffff" loext:char-shading-value="0" loext:padding="0in" loext:border="none"/>
    </style:style>
    <style:style style:name="T3" style:family="text">
      <style:text-properties fo:font-variant="normal" fo:text-transform="none" fo:color="#000000" loext:opacity="60%" style:font-name="apple-system" fo:font-size="10.5pt" fo:letter-spacing="normal" fo:font-style="normal" fo:font-weight="normal"/>
    </style:style>
    <style:style style:name="T4" style:family="text">
      <style:text-properties fo:font-variant="normal" fo:text-transform="none" fo:color="#000000" loext:opacity="90%" style:font-name="apple-system" fo:font-size="10.5pt" fo:letter-spacing="normal" fo:font-style="normal" style:text-underline-style="solid" style:text-underline-width="auto" style:text-underline-color="font-color" fo:font-weight="bold" fo:background-color="#ffffff" loext:char-shading-value="0" loext:padding="0in" loext:border="none"/>
    </style:style>
    <style:style style:name="T5" style:family="text">
      <style:text-properties fo:font-variant="normal" fo:text-transform="none" fo:color="#000000" loext:opacity="90%" style:font-name="apple-system" fo:font-size="10.5pt" fo:letter-spacing="normal" fo:font-style="normal" style:text-underline-style="solid" style:text-underline-width="auto" style:text-underline-color="font-color" fo:font-weight="normal" fo:background-color="#ffffff" loext:char-shading-value="0" loext:padding="0in" loext:border="none"/>
    </style:style>
    <style:style style:name="T6" style:family="text">
      <style:text-properties fo:font-variant="normal" fo:text-transform="none" fo:color="#000000" loext:opacity="90%" style:font-name="apple-system" fo:font-size="18pt" fo:letter-spacing="normal" fo:font-style="normal" fo:font-weight="bold"/>
    </style:style>
    <style:style style:name="T7" style:family="text">
      <style:text-properties officeooo:rsid="000f11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szukiwania pracy:</text:p>
      <text:p text:style-name="P1"/>
      <table:table table:name="Tabela1" table:style-name="Tabela1">
        <table:table-column table:style-name="Tabela1.A"/>
        <table:table-column table:style-name="Tabela1.B"/>
        <table:table-row>
          <table:table-cell table:style-name="Tabela1.A1" office:value-type="string">
            <text:p text:style-name="P2">Data</text:p>
          </table:table-cell>
          <table:table-cell table:style-name="Tabela1.B1" office:value-type="string">
            <text:p text:style-name="P1">08.12.2024</text:p>
          </table:table-cell>
        </table:table-row>
        <table:table-row>
          <table:table-cell table:style-name="Tabela1.A2" office:value-type="string">
            <text:p text:style-name="P2">Stanowisko</text:p>
          </table:table-cell>
          <table:table-cell table:style-name="Tabela1.B2" office:value-type="string">
            <text:p text:style-name="P5"><text:a xlink:type="simple" xlink:href="https://www.linkedin.com/jobs/view/4051137688/?alternateChannel=search&amp;refId=oiajzmSkpLi1akBZpF0rDw%3D%3D&amp;trackingId=uNSc%2FZUy9VH8N9pW2wKuag%3D%3D&amp;trk=d_flagship3_search_srp_jobs" text:style-name="Internet_20_link" text:visited-style-name="Visited_20_Internet_20_Link"><text:bookmark text:name="ember635"/><text:span text:style-name="T1">UX Designer (H/F)</text:span></text:a> </text:p>
          </table:table-cell>
        </table:table-row>
        <table:table-row>
          <table:table-cell table:style-name="Tabela1.A2" office:value-type="string">
            <text:p text:style-name="P2">Miejsce</text:p>
          </table:table-cell>
          <table:table-cell table:style-name="Tabela1.B2" office:value-type="string">
            <text:p text:style-name="P6"><text:span text:style-name="T3">Morges, Vaud, Szwajcaria</text:span> </text:p>
          </table:table-cell>
        </table:table-row>
        <table:table-row>
          <table:table-cell table:style-name="Tabela1.A2" office:value-type="string">
            <text:p text:style-name="P2">Link</text:p>
          </table:table-cell>
          <table:table-cell table:style-name="Tabela1.B2" office:value-type="string">
            <text:p text:style-name="Table_20_Contents">https://www.linkedin.com/jobs/search/?currentJobId=4051137688&amp;geoId=106693272&amp;keywords=vr&amp;origin=JOB_SEARCH_PAGE_SEARCH_BUTTON&amp;refresh=true</text:p>
          </table:table-cell>
        </table:table-row>
        <table:table-row>
          <table:table-cell table:style-name="Tabela1.A2" office:value-type="string">
            <text:p text:style-name="P2">Nazwa firmy</text:p>
          </table:table-cell>
          <table:table-cell table:style-name="Tabela1.B2" office:value-type="string">
            <text:p text:style-name="P6"><text:a xlink:type="simple" xlink:href="https://www.linkedin.com/company/smile/life" office:target-frame-name="_self" xlink:show="replace" text:style-name="Internet_20_link" text:visited-style-name="Visited_20_Internet_20_Link"><text:span text:style-name="T2">Smile</text:span></text:a> </text:p>
          </table:table-cell>
        </table:table-row>
      </table:table>
      <text:p text:style-name="P1"/>
      <table:table table:name="Tabela2" table:style-name="Tabela2">
        <table:table-column table:style-name="Tabela2.A"/>
        <table:table-column table:style-name="Tabela2.B"/>
        <table:table-row>
          <table:table-cell table:style-name="Tabela2.A1" office:value-type="string">
            <text:p text:style-name="P2">Data</text:p>
          </table:table-cell>
          <table:table-cell table:style-name="Tabela2.B1" office:value-type="string">
            <text:p text:style-name="P1">08.12.2024</text:p>
          </table:table-cell>
        </table:table-row>
        <table:table-row>
          <table:table-cell table:style-name="Tabela2.A2" office:value-type="string">
            <text:p text:style-name="P2">Stanowisko</text:p>
          </table:table-cell>
          <table:table-cell table:style-name="Tabela2.B2" office:value-type="string">
            <text:p text:style-name="P7"><text:a xlink:type="simple" xlink:href="https://www.linkedin.com/jobs/view/4089337589/?alternateChannel=search&amp;refId=6mpqE%2FM11f1JuURFWSzk6w%3D%3D&amp;trackingId=rBeZXohZOYkijBzsbgaOKw%3D%3D&amp;trk=d_flagship3_search_srp_jobs" text:style-name="Internet_20_link" text:visited-style-name="Visited_20_Internet_20_Link"><text:bookmark text:name="ember2174"/><text:span text:style-name="T1">Game Developer Unreal</text:span></text:a> </text:p>
          </table:table-cell>
        </table:table-row>
        <table:table-row>
          <table:table-cell table:style-name="Tabela2.A2" office:value-type="string">
            <text:p text:style-name="P2">Miejsce</text:p>
          </table:table-cell>
          <table:table-cell table:style-name="Tabela2.B2" office:value-type="string">
            <text:p text:style-name="P8"><text:span text:style-name="T3">Zurych</text:span> </text:p>
          </table:table-cell>
        </table:table-row>
        <table:table-row>
          <table:table-cell table:style-name="Tabela2.A2" office:value-type="string">
            <text:p text:style-name="P2">Link</text:p>
          </table:table-cell>
          <table:table-cell table:style-name="Tabela2.B2" office:value-type="string">
            <text:p text:style-name="P11">https://www.linkedin.com/jobs/search/?currentJobId=4089337589&amp;distance=25&amp;geoId=106693272&amp;keywords=Virtual%20reality&amp;origin=JOB_SEARCH_PAGE_KEYWORD_HISTORY&amp;refresh=true</text:p>
          </table:table-cell>
        </table:table-row>
        <table:table-row>
          <table:table-cell table:style-name="Tabela2.A2" office:value-type="string">
            <text:p text:style-name="P2">Nazwa firmy</text:p>
          </table:table-cell>
          <table:table-cell table:style-name="Tabela2.B2" office:value-type="string">
            <text:p text:style-name="P8"><text:span text:style-name="T4">Hays</text:span><text:span text:style-name="T2"> </text:span></text:p>
          </table:table-cell>
        </table:table-row>
      </table:table>
      <text:p text:style-name="P1"/>
      <table:table table:name="Tabela3" table:style-name="Tabela3">
        <table:table-column table:style-name="Tabela3.A"/>
        <table:table-column table:style-name="Tabela3.B"/>
        <table:table-row>
          <table:table-cell table:style-name="Tabela3.A1" office:value-type="string">
            <text:p text:style-name="P2">Data</text:p>
          </table:table-cell>
          <table:table-cell table:style-name="Tabela3.B1" office:value-type="string">
            <text:p text:style-name="P1">08.12.2024</text:p>
          </table:table-cell>
        </table:table-row>
        <table:table-row>
          <table:table-cell table:style-name="Tabela3.A2" office:value-type="string">
            <text:p text:style-name="P2">Stanowisko</text:p>
          </table:table-cell>
          <table:table-cell table:style-name="Tabela3.B2" office:value-type="string">
            <text:p text:style-name="P7"><text:a xlink:type="simple" xlink:href="https://www.linkedin.com/jobs/view/4089331449/?alternateChannel=search&amp;refId=6mpqE%2FM11f1JuURFWSzk6w%3D%3D&amp;trackingId=0grog3rVb6QUdEXrmONYYw%3D%3D&amp;trk=d_flagship3_search_srp_jobs" text:style-name="Internet_20_link" text:visited-style-name="Visited_20_Internet_20_Link"><text:bookmark text:name="ember2174 kopia 3"/><text:span text:style-name="T1">Unity Developer</text:span></text:a> </text:p>
          </table:table-cell>
        </table:table-row>
        <table:table-row>
          <table:table-cell table:style-name="Tabela3.A2" office:value-type="string">
            <text:p text:style-name="P2">Miejsce</text:p>
          </table:table-cell>
          <table:table-cell table:style-name="Tabela3.B2" office:value-type="string">
            <text:p text:style-name="P8"><text:span text:style-name="T3">Genewa</text:span> </text:p>
          </table:table-cell>
        </table:table-row>
        <table:table-row>
          <table:table-cell table:style-name="Tabela3.A2" office:value-type="string">
            <text:p text:style-name="P2">Link</text:p>
          </table:table-cell>
          <table:table-cell table:style-name="Tabela3.B2" office:value-type="string">
            <text:p text:style-name="P11">https://www.linkedin.com/jobs/search/?currentJobId=4089331449&amp;distance=25&amp;geoId=106693272&amp;keywords=Virtual%20reality&amp;origin=JOB_SEARCH_PAGE_KEYWORD_HISTORY&amp;refresh=true</text:p>
          </table:table-cell>
        </table:table-row>
        <table:table-row>
          <table:table-cell table:style-name="Tabela3.A2" office:value-type="string">
            <text:p text:style-name="P2">Nazwa firmy</text:p>
          </table:table-cell>
          <table:table-cell table:style-name="Tabela3.B2" office:value-type="string">
            <text:p text:style-name="P8"><text:a xlink:type="simple" xlink:href="https://www.linkedin.com/company/ivy-partners-sa/life" office:target-frame-name="_self" xlink:show="replace" text:style-name="Internet_20_link" text:visited-style-name="Visited_20_Internet_20_Link"><text:span text:style-name="T2">Ivy Partners SA</text:span></text:a><text:span text:style-name="T2"> </text:span></text:p>
          </table:table-cell>
        </table:table-row>
      </table:table>
      <text:p text:style-name="P1">------------------------------------------------------------------------------------------------------------------------</text:p>
      <table:table table:name="Tabela4" table:style-name="Tabela4">
        <table:table-column table:style-name="Tabela4.A"/>
        <table:table-column table:style-name="Tabela4.B"/>
        <table:table-row>
          <table:table-cell table:style-name="Tabela4.A1" office:value-type="string">
            <text:p text:style-name="P4">Data</text:p>
          </table:table-cell>
          <table:table-cell table:style-name="Tabela4.B1" office:value-type="string">
            <text:p text:style-name="P12">15.12.2024</text:p>
          </table:table-cell>
        </table:table-row>
        <table:table-row>
          <table:table-cell table:style-name="Tabela4.A2" office:value-type="string">
            <text:p text:style-name="P4">Stanowisko</text:p>
          </table:table-cell>
          <table:table-cell table:style-name="Tabela4.B2" office:value-type="string">
            <text:p text:style-name="P9"><text:a xlink:type="simple" xlink:href="https://www.linkedin.com/jobs/view/4073345082/?alternateChannel=search&amp;refId=0qVeBBgp8f7vf7LxLAerOg%3D%3D&amp;trackingId=INhdpZ%2FRA2j4OiceM%2FvUgw%3D%3D&amp;trk=d_flagship3_search_srp_jobs" text:style-name="Internet_20_link" text:visited-style-name="Visited_20_Internet_20_Link"><text:bookmark text:name="ember1602"/><text:span text:style-name="T1">Graduate Assistant, Mathematics</text:span></text:a> </text:p>
          </table:table-cell>
        </table:table-row>
        <table:table-row>
          <table:table-cell table:style-name="Tabela4.A2" office:value-type="string">
            <text:p text:style-name="P4">Miejsce</text:p>
          </table:table-cell>
          <table:table-cell table:style-name="Tabela4.B2" office:value-type="string">
            <text:p text:style-name="P10"><text:span text:style-name="T3">Zuoz, Gryzonia, Szwajcaria</text:span> </text:p>
          </table:table-cell>
        </table:table-row>
        <table:table-row>
          <table:table-cell table:style-name="Tabela4.A2" office:value-type="string">
            <text:p text:style-name="P4">Link</text:p>
          </table:table-cell>
          <table:table-cell table:style-name="Tabela4.B2" office:value-type="string">
            <text:p text:style-name="P13">https://www.linkedin.com/jobs/search/?currentJobId=4073345082&amp;f_TPR=r604800&amp;geoId=106693272&amp;keywords=Rzeczywisto%C5%9B%C4%87%20wirtualna&amp;origin=JOB_SEARCH_PAGE_KEYWORD_AUTOCOMPLETE&amp;refresh=true</text:p>
          </table:table-cell>
        </table:table-row>
        <table:table-row table:style-name="Tabela4.5">
          <table:table-cell table:style-name="Tabela4.A2" office:value-type="string">
            <text:p text:style-name="P4">Nazwa firmy</text:p>
          </table:table-cell>
          <table:table-cell table:style-name="Tabela4.B2" office:value-type="string">
            <text:p text:style-name="P10"><text:a xlink:type="simple" xlink:href="https://www.linkedin.com/company/lyceum-alpinum-zuoz/life" office:target-frame-name="_self" xlink:show="replace" text:style-name="Internet_20_link" text:visited-style-name="Visited_20_Internet_20_Link"><text:span text:style-name="T2">Lyceum Alpinum Zuoz</text:span></text:a><text:span text:style-name="T2"> </text:span></text:p>
          </table:table-cell>
        </table:table-row>
      </table:table>
      <text:p text:style-name="P3"/>
      <text:p text:style-name="P3"/>
      <text:p text:style-name="P3"/>
      <table:table table:name="Tabela5" table:style-name="Tabela5">
        <table:table-column table:style-name="Tabela5.A"/>
        <table:table-column table:style-name="Tabela5.B"/>
        <text:soft-page-break/>
        <table:table-row>
          <table:table-cell table:style-name="Tabela5.A1" office:value-type="string">
            <text:p text:style-name="P4">Data</text:p>
          </table:table-cell>
          <table:table-cell table:style-name="Tabela5.B1" office:value-type="string">
            <text:p text:style-name="P12">15.12.2024</text:p>
          </table:table-cell>
        </table:table-row>
        <table:table-row>
          <table:table-cell table:style-name="Tabela5.A2" office:value-type="string">
            <text:p text:style-name="P4">Stanowisko</text:p>
          </table:table-cell>
          <table:table-cell table:style-name="Tabela5.B2" office:value-type="string">
            <text:p text:style-name="P9"><text:a xlink:type="simple" xlink:href="https://www.linkedin.com/jobs/view/4099246193/?alternateChannel=search&amp;refId=ocZ2dkcy4q%2FWvNS7XpNxfA%3D%3D&amp;trackingId=wvH0F3mBbrWE6TFspE%2BX6A%3D%3D&amp;trk=d_flagship3_search_srp_jobs" text:style-name="Internet_20_link" text:visited-style-name="Visited_20_Internet_20_Link"><text:bookmark text:name="ember1602 kopia 1"/><text:span text:style-name="T1">Intern Developer, Unity and VR</text:span></text:a> </text:p>
          </table:table-cell>
        </table:table-row>
        <table:table-row>
          <table:table-cell table:style-name="Tabela5.A2" office:value-type="string">
            <text:p text:style-name="P4">Miejsce</text:p>
          </table:table-cell>
          <table:table-cell table:style-name="Tabela5.B2" office:value-type="string">
            <text:p text:style-name="P10"><text:span text:style-name="T3">Genewa, Szwajcaria</text:span> </text:p>
          </table:table-cell>
        </table:table-row>
        <table:table-row>
          <table:table-cell table:style-name="Tabela5.A2" office:value-type="string">
            <text:p text:style-name="P4">Link</text:p>
          </table:table-cell>
          <table:table-cell table:style-name="Tabela5.B2" office:value-type="string">
            <text:p text:style-name="P13">https://www.linkedin.com/jobs/search/?currentJobId=4099246193&amp;f_TPR=r604800&amp;geoId=106693272&amp;keywords=vr&amp;origin=JOB_SEARCH_PAGE_SEARCH_BUTTON&amp;refresh=true</text:p>
          </table:table-cell>
        </table:table-row>
        <table:table-row>
          <table:table-cell table:style-name="Tabela5.A2" office:value-type="string">
            <text:p text:style-name="P4">Nazwa firmy</text:p>
          </table:table-cell>
          <table:table-cell table:style-name="Tabela5.B2" office:value-type="string">
            <text:p text:style-name="P10"><text:span text:style-name="T5">Fondation Campus Biotech Geneva</text:span><text:span text:style-name="T2"> </text:span></text:p>
          </table:table-cell>
        </table:table-row>
      </table:table>
      <text:p text:style-name="P3"/>
      <table:table table:name="Tabela6" table:style-name="Tabela6">
        <table:table-column table:style-name="Tabela6.A"/>
        <table:table-column table:style-name="Tabela6.B"/>
        <table:table-row>
          <table:table-cell table:style-name="Tabela6.A1" office:value-type="string">
            <text:p text:style-name="P4">Data</text:p>
          </table:table-cell>
          <table:table-cell table:style-name="Tabela6.B1" office:value-type="string">
            <text:p text:style-name="P12">15.12.2024</text:p>
          </table:table-cell>
        </table:table-row>
        <table:table-row>
          <table:table-cell table:style-name="Tabela6.A2" office:value-type="string">
            <text:p text:style-name="P4">Stanowisko</text:p>
          </table:table-cell>
          <table:table-cell table:style-name="Tabela6.B2" office:value-type="string">
            <text:p text:style-name="P9"><text:a xlink:type="simple" xlink:href="https://www.linkedin.com/jobs/view/4099258857/?alternateChannel=search&amp;refId=WGCkfywzSVspCm8pNYZoNw%3D%3D&amp;trackingId=w738TfRCmTBfROMk9HaeBA%3D%3D&amp;trk=d_flagship3_search_srp_jobs" text:style-name="Internet_20_link" text:visited-style-name="Visited_20_Internet_20_Link"><text:bookmark text:name="ember1602 kopia 2"/><text:span text:style-name="T1">C Developer</text:span></text:a> </text:p>
          </table:table-cell>
        </table:table-row>
        <table:table-row>
          <table:table-cell table:style-name="Tabela6.A2" office:value-type="string">
            <text:p text:style-name="P4">Miejsce</text:p>
          </table:table-cell>
          <table:table-cell table:style-name="Tabela6.B2" office:value-type="string">
            <text:p text:style-name="P10"><text:span text:style-name="T3">Berno, Szwajcaria</text:span> </text:p>
          </table:table-cell>
        </table:table-row>
        <table:table-row>
          <table:table-cell table:style-name="Tabela6.A2" office:value-type="string">
            <text:p text:style-name="P4">Link</text:p>
          </table:table-cell>
          <table:table-cell table:style-name="Tabela6.B2" office:value-type="string">
            <text:p text:style-name="P13">https://www.linkedin.com/jobs/search/?currentJobId=4099258857&amp;f_TPR=r604800&amp;geoId=106693272&amp;keywords=c%23&amp;origin=JOB_SEARCH_PAGE_SEARCH_BUTTON&amp;refresh=true</text:p>
          </table:table-cell>
        </table:table-row>
        <table:table-row>
          <table:table-cell table:style-name="Tabela6.A2" office:value-type="string">
            <text:p text:style-name="P4">Nazwa firmy</text:p>
          </table:table-cell>
          <table:table-cell table:style-name="Tabela6.B2" office:value-type="string">
            <text:p text:style-name="P10"><text:a xlink:type="simple" xlink:href="https://www.linkedin.com/company/tietalent/life" office:target-frame-name="_self" xlink:show="replace" text:style-name="Internet_20_link" text:visited-style-name="Visited_20_Internet_20_Link"><text:span text:style-name="T2">TieTalent</text:span></text:a><text:span text:style-name="T2"> </text:span></text:p>
          </table:table-cell>
        </table:table-row>
      </table:table>
      <text:p text:style-name="P3">------------------------------------------------------------------------------------------------------------------------</text:p>
      <table:table table:name="Tabela7" table:style-name="Tabela7">
        <table:table-column table:style-name="Tabela7.A"/>
        <table:table-column table:style-name="Tabela7.B"/>
        <table:table-row>
          <table:table-cell table:style-name="Tabela7.A1" office:value-type="string">
            <text:p text:style-name="P4">Data</text:p>
          </table:table-cell>
          <table:table-cell table:style-name="Tabela7.B1" office:value-type="string">
            <text:p text:style-name="P16">20.<text:span text:style-name="T7">1</text:span>2.2024</text:p>
          </table:table-cell>
        </table:table-row>
        <table:table-row>
          <table:table-cell table:style-name="Tabela7.A2" office:value-type="string">
            <text:p text:style-name="P4">Stanowisko</text:p>
          </table:table-cell>
          <table:table-cell table:style-name="Tabela7.B2" office:value-type="string">
            <text:p text:style-name="P9"><text:span text:style-name="T6">Software Developer</text:span> </text:p>
          </table:table-cell>
        </table:table-row>
        <table:table-row>
          <table:table-cell table:style-name="Tabela7.A2" office:value-type="string">
            <text:p text:style-name="P4">Miejsce</text:p>
          </table:table-cell>
          <table:table-cell table:style-name="Tabela7.B2" office:value-type="string">
            <text:p text:style-name="P10"><text:span text:style-name="T3">Zurych</text:span> </text:p>
          </table:table-cell>
        </table:table-row>
        <table:table-row>
          <table:table-cell table:style-name="Tabela7.A2" office:value-type="string">
            <text:p text:style-name="P4">Link</text:p>
          </table:table-cell>
          <table:table-cell table:style-name="Tabela7.B2" office:value-type="string">
            <text:p text:style-name="P13">https://www.linkedin.com/jobs/view/4042442847/?eBP=NON_CHARGEABLE_CHANNEL&amp;refId=s6rEfDTGmcdmwxlNq8ccUQ%3D%3D&amp;trackingId=4rqPCnSznvpcq54DMUOwmw%3D%3D&amp;trk=flagship3_search_srp_jobs</text:p>
          </table:table-cell>
        </table:table-row>
        <table:table-row>
          <table:table-cell table:style-name="Tabela7.A2" office:value-type="string">
            <text:p text:style-name="P4">Nazwa firmy</text:p>
          </table:table-cell>
          <table:table-cell table:style-name="Tabela7.B2" office:value-type="string">
            <text:p text:style-name="P10"><text:a xlink:type="simple" xlink:href="https://www.linkedin.com/company/jobcourier/life" office:target-frame-name="_self" xlink:show="replace" text:style-name="Internet_20_link" text:visited-style-name="Visited_20_Internet_20_Link"><text:span text:style-name="T2">jobcourier.ch</text:span></text:a><text:span text:style-name="T2"> </text:span></text:p>
          </table:table-cell>
        </table:table-row>
      </table:table>
      <text:p text:style-name="P18"/>
      <table:table table:name="Tabela8" table:style-name="Tabela8">
        <table:table-column table:style-name="Tabela8.A"/>
        <table:table-column table:style-name="Tabela8.B"/>
        <table:table-row>
          <table:table-cell table:style-name="Tabela8.A1" office:value-type="string">
            <text:p text:style-name="P20">Data</text:p>
          </table:table-cell>
          <table:table-cell table:style-name="Tabela8.B1" office:value-type="string">
            <text:p text:style-name="P16">20.<text:span text:style-name="T7">1</text:span>2.2024</text:p>
          </table:table-cell>
        </table:table-row>
        <table:table-row>
          <table:table-cell table:style-name="Tabela8.A2" office:value-type="string">
            <text:p text:style-name="P20">Stanowisko</text:p>
          </table:table-cell>
          <table:table-cell table:style-name="Tabela8.B2" office:value-type="string">
            <text:p text:style-name="P16"><text:a xlink:type="simple" xlink:href="https://www.linkedin.com/jobs/view/4078138761/?alternateChannel=search&amp;refId=s6rEfDTGmcdmwxlNq8ccUQ%3D%3D&amp;trackingId=%2FbKK05maUzPTly9trkPAGQ%3D%3D&amp;trk=d_flagship3_search_srp_jobs" text:style-name="Internet_20_link" text:visited-style-name="Visited_20_Internet_20_Link"><text:bookmark text:name="ember830 kopia 1"/><text:span text:style-name="T1">C# Developer</text:span></text:a> </text:p>
          </table:table-cell>
        </table:table-row>
        <table:table-row>
          <table:table-cell table:style-name="Tabela8.A2" office:value-type="string">
            <text:p text:style-name="P20">Miejsce</text:p>
          </table:table-cell>
          <table:table-cell table:style-name="Tabela8.B2" office:value-type="string">
            <text:p text:style-name="P19"><text:span text:style-name="T3">Szwajcaria</text:span> </text:p>
          </table:table-cell>
        </table:table-row>
        <table:table-row>
          <table:table-cell table:style-name="Tabela8.A2" office:value-type="string">
            <text:p text:style-name="P20">Link</text:p>
          </table:table-cell>
          <table:table-cell table:style-name="Tabela8.B2" office:value-type="string">
            <text:p text:style-name="P21">https://www.linkedin.com/jobs/search/?currentJobId=4078138761&amp;distance=25&amp;keywords=Programista%20C&amp;origin=JOB_SEARCH_PAGE_JOB_FILTER&amp;refresh=true&amp;sortBy=DD&amp;start=225</text:p>
          </table:table-cell>
        </table:table-row>
        <table:table-row>
          <table:table-cell table:style-name="Tabela8.A2" office:value-type="string">
            <text:p text:style-name="P20">Nazwa firmy</text:p>
          </table:table-cell>
          <table:table-cell table:style-name="Tabela8.B2" office:value-type="string">
            <text:p text:style-name="P5"><text:a xlink:type="simple" xlink:href="https://www.linkedin.com/company/yoitconsulting/life" office:target-frame-name="_self" xlink:show="replace" text:style-name="Internet_20_link" text:visited-style-name="Visited_20_Internet_20_Link"><text:span text:style-name="T2">YO IT CONSULTING</text:span></text:a> </text:p>
          </table:table-cell>
        </table:table-row>
      </table:table>
      <text:p text:style-name="P18"/>
      <table:table table:name="Tabela9" table:style-name="Tabela9">
        <table:table-column table:style-name="Tabela9.A"/>
        <table:table-column table:style-name="Tabela9.B"/>
        <table:table-row>
          <table:table-cell table:style-name="Tabela9.A1" office:value-type="string">
            <text:p text:style-name="P20">Data</text:p>
          </table:table-cell>
          <table:table-cell table:style-name="Tabela9.B1" office:value-type="string">
            <text:p text:style-name="P17">20.<text:span text:style-name="T7">1</text:span>2.2024</text:p>
          </table:table-cell>
        </table:table-row>
        <table:table-row>
          <table:table-cell table:style-name="Tabela9.A2" office:value-type="string">
            <text:p text:style-name="P20">Stanowisko</text:p>
          </table:table-cell>
          <table:table-cell table:style-name="Tabela9.B2" office:value-type="string">
            <text:p text:style-name="P15"><text:a xlink:type="simple" xlink:href="https://www.linkedin.com/jobs/view/4080371756/?alternateChannel=search&amp;refId=s6rEfDTGmcdmwxlNq8ccUQ%3D%3D&amp;trackingId=0lkLTPXAzRk%2FEYtAIKeXUQ%3D%3D&amp;trk=d_flagship3_search_srp_jobs" text:style-name="Internet_20_link" text:visited-style-name="Visited_20_Internet_20_Link"><text:bookmark text:name="ember830"/><text:span text:style-name="T1">Junior Developer (m/w/d)</text:span></text:a> </text:p>
          </table:table-cell>
        </table:table-row>
        <table:table-row>
          <table:table-cell table:style-name="Tabela9.A2" office:value-type="string">
            <text:p text:style-name="P20">Miejsce</text:p>
          </table:table-cell>
          <table:table-cell table:style-name="Tabela9.B2" office:value-type="string">
            <text:p text:style-name="P19"><text:span text:style-name="T3">Vicosoprano</text:span> </text:p>
          </table:table-cell>
        </table:table-row>
        <table:table-row>
          <table:table-cell table:style-name="Tabela9.A2" office:value-type="string">
            <text:p text:style-name="P20">Link</text:p>
          </table:table-cell>
          <table:table-cell table:style-name="Tabela9.B2" office:value-type="string">
            <text:p text:style-name="P21">https://www.linkedin.com/jobs/search/?<text:soft-page-break/>currentJobId=4080371756&amp;distance=25&amp;keywords=Programista%20C&amp;origin=JOB_SEARCH_PAGE_JOB_FILTER&amp;refresh=true&amp;sortBy=DD&amp;start=225</text:p>
          </table:table-cell>
        </table:table-row>
        <table:table-row>
          <table:table-cell table:style-name="Tabela9.A2" office:value-type="string">
            <text:p text:style-name="P20">Nazwa firmy</text:p>
          </table:table-cell>
          <table:table-cell table:style-name="Tabela9.B2" office:value-type="string">
            <text:p text:style-name="P19"><text:a xlink:type="simple" xlink:href="https://www.linkedin.com/company/freedos-it-gmbh/life" office:target-frame-name="_self" xlink:show="replace" text:style-name="Internet_20_link" text:visited-style-name="Visited_20_Internet_20_Link"><text:span text:style-name="T2">freedos IT GmbH</text:span></text:a><text:span text:style-name="T2"> </text:span></text:p>
          </table:table-cell>
        </table:table-row>
      </table:table>
      <text:p text:style-name="P18">------------------------------------------------------------------------------------------------------------------------</text:p>
      <text:p text:style-name="P18"/>
      <table:table table:name="Tabela10" table:style-name="Tabela10">
        <table:table-column table:style-name="Tabela10.A"/>
        <table:table-column table:style-name="Tabela10.B"/>
        <table:table-row>
          <table:table-cell table:style-name="Tabela10.A1" office:value-type="string">
            <text:p text:style-name="P20">Data</text:p>
          </table:table-cell>
          <table:table-cell table:style-name="Tabela10.B1" office:value-type="string">
            <text:p text:style-name="P16">26.12.2024</text:p>
          </table:table-cell>
        </table:table-row>
        <table:table-row>
          <table:table-cell table:style-name="Tabela10.A2" office:value-type="string">
            <text:p text:style-name="P20">Stanowisko</text:p>
          </table:table-cell>
          <table:table-cell table:style-name="Tabela10.B2" office:value-type="string">
            <text:p text:style-name="P15"/>
          </table:table-cell>
        </table:table-row>
        <table:table-row>
          <table:table-cell table:style-name="Tabela10.A2" office:value-type="string">
            <text:p text:style-name="P20">Miejsce</text:p>
          </table:table-cell>
          <table:table-cell table:style-name="Tabela10.B2" office:value-type="string">
            <text:p text:style-name="P19"/>
          </table:table-cell>
        </table:table-row>
        <table:table-row>
          <table:table-cell table:style-name="Tabela10.A2" office:value-type="string">
            <text:p text:style-name="P20">Link</text:p>
          </table:table-cell>
          <table:table-cell table:style-name="Tabela10.B2" office:value-type="string">
            <text:p text:style-name="P21"/>
          </table:table-cell>
        </table:table-row>
        <table:table-row>
          <table:table-cell table:style-name="Tabela10.A2" office:value-type="string">
            <text:p text:style-name="P20">Nazwa firmy</text:p>
          </table:table-cell>
          <table:table-cell table:style-name="Tabela10.B2" office:value-type="string">
            <text:p text:style-name="P19"><text:span text:style-name="T2"/></text:p>
          </table:table-cell>
        </table:table-row>
      </table:table>
      <text:p text:style-name="P18"/>
      <table:table table:name="Tabela11" table:style-name="Tabela11">
        <table:table-column table:style-name="Tabela11.A"/>
        <table:table-column table:style-name="Tabela11.B"/>
        <table:table-row>
          <table:table-cell table:style-name="Tabela11.A1" office:value-type="string">
            <text:p text:style-name="P20">Data</text:p>
          </table:table-cell>
          <table:table-cell table:style-name="Tabela11.B1" office:value-type="string">
            <text:p text:style-name="P16">26.12.2024</text:p>
          </table:table-cell>
        </table:table-row>
        <table:table-row>
          <table:table-cell table:style-name="Tabela11.A2" office:value-type="string">
            <text:p text:style-name="P20">Stanowisko</text:p>
          </table:table-cell>
          <table:table-cell table:style-name="Tabela11.B2" office:value-type="string">
            <text:p text:style-name="P15"/>
          </table:table-cell>
        </table:table-row>
        <table:table-row>
          <table:table-cell table:style-name="Tabela11.A2" office:value-type="string">
            <text:p text:style-name="P20">Miejsce</text:p>
          </table:table-cell>
          <table:table-cell table:style-name="Tabela11.B2" office:value-type="string">
            <text:p text:style-name="P19"/>
          </table:table-cell>
        </table:table-row>
        <table:table-row>
          <table:table-cell table:style-name="Tabela11.A2" office:value-type="string">
            <text:p text:style-name="P20">Link</text:p>
          </table:table-cell>
          <table:table-cell table:style-name="Tabela11.B2" office:value-type="string">
            <text:p text:style-name="P21"/>
          </table:table-cell>
        </table:table-row>
        <table:table-row>
          <table:table-cell table:style-name="Tabela11.A2" office:value-type="string">
            <text:p text:style-name="P20">Nazwa firmy</text:p>
          </table:table-cell>
          <table:table-cell table:style-name="Tabela11.B2" office:value-type="string">
            <text:p text:style-name="P19"><text:span text:style-name="T2"/></text:p>
          </table:table-cell>
        </table:table-row>
      </table:table>
      <text:p text:style-name="P18"/>
      <table:table table:name="Tabela12" table:style-name="Tabela12">
        <table:table-column table:style-name="Tabela12.A"/>
        <table:table-column table:style-name="Tabela12.B"/>
        <table:table-row>
          <table:table-cell table:style-name="Tabela12.A1" office:value-type="string">
            <text:p text:style-name="P20">Data</text:p>
          </table:table-cell>
          <table:table-cell table:style-name="Tabela12.B1" office:value-type="string">
            <text:p text:style-name="P16">26.12.2024</text:p>
          </table:table-cell>
        </table:table-row>
        <table:table-row>
          <table:table-cell table:style-name="Tabela12.A2" office:value-type="string">
            <text:p text:style-name="P20">Stanowisko</text:p>
          </table:table-cell>
          <table:table-cell table:style-name="Tabela12.B2" office:value-type="string">
            <text:p text:style-name="P15"/>
          </table:table-cell>
        </table:table-row>
        <table:table-row>
          <table:table-cell table:style-name="Tabela12.A2" office:value-type="string">
            <text:p text:style-name="P20">Miejsce</text:p>
          </table:table-cell>
          <table:table-cell table:style-name="Tabela12.B2" office:value-type="string">
            <text:p text:style-name="P19"/>
          </table:table-cell>
        </table:table-row>
        <table:table-row>
          <table:table-cell table:style-name="Tabela12.A2" office:value-type="string">
            <text:p text:style-name="P20">Link</text:p>
          </table:table-cell>
          <table:table-cell table:style-name="Tabela12.B2" office:value-type="string">
            <text:p text:style-name="P21"/>
          </table:table-cell>
        </table:table-row>
        <table:table-row>
          <table:table-cell table:style-name="Tabela12.A2" office:value-type="string">
            <text:p text:style-name="P20">Nazwa firmy</text:p>
          </table:table-cell>
          <table:table-cell table:style-name="Tabela12.B2" office:value-type="string">
            <text:p text:style-name="P19"><text:span text:style-name="T2"/></text:p>
          </table:table-cell>
        </table:table-row>
      </table:table>
      <text:p text:style-name="P18">------------------------------------------------------------------------------------------------------------------------</text:p>
      <table:table table:name="Tabela13" table:style-name="Tabela13">
        <table:table-column table:style-name="Tabela13.A"/>
        <table:table-column table:style-name="Tabela13.B"/>
        <table:table-row>
          <table:table-cell table:style-name="Tabela13.A1" office:value-type="string">
            <text:p text:style-name="P20">Data</text:p>
          </table:table-cell>
          <table:table-cell table:style-name="Tabela13.B1" office:value-type="string">
            <text:p text:style-name="P16">04.01.2025</text:p>
          </table:table-cell>
        </table:table-row>
        <table:table-row>
          <table:table-cell table:style-name="Tabela13.A2" office:value-type="string">
            <text:p text:style-name="P20">Stanowisko</text:p>
          </table:table-cell>
          <table:table-cell table:style-name="Tabela13.B2" office:value-type="string">
            <text:p text:style-name="P15"><text:a xlink:type="simple" xlink:href="https://www.linkedin.com/jobs/view/4092558384/?alternateChannel=search&amp;refId=ZGbN3nWYlj4cB7uVQQXvOQ%3D%3D&amp;trackingId=orVSehbB0JFSBToKvQFPmQ%3D%3D&amp;trk=d_flagship3_search_srp_jobs" text:style-name="Internet_20_link" text:visited-style-name="Visited_20_Internet_20_Link"><text:bookmark text:name="ember830 kopia 2"/><text:span text:style-name="T1">Software Developer</text:span></text:a> </text:p>
          </table:table-cell>
        </table:table-row>
        <table:table-row>
          <table:table-cell table:style-name="Tabela13.A2" office:value-type="string">
            <text:p text:style-name="P20">Miejsce</text:p>
          </table:table-cell>
          <table:table-cell table:style-name="Tabela13.B2" office:value-type="string">
            <text:p text:style-name="P22"><text:span text:style-name="T3">Berno</text:span> </text:p>
          </table:table-cell>
        </table:table-row>
        <table:table-row>
          <table:table-cell table:style-name="Tabela13.A2" office:value-type="string">
            <text:p text:style-name="P20">Link</text:p>
          </table:table-cell>
          <table:table-cell table:style-name="Tabela13.B2" office:value-type="string">
            <text:p text:style-name="P22">https://www.linkedin.com/jobs/search/?currentJobId=4092558384&amp;distance=25&amp;keywords=Programista%20C&amp;origin=JOB_SEARCH_PAGE_JOB_FILTER&amp;refresh=true&amp;sortBy=DD&amp;start=200</text:p>
          </table:table-cell>
        </table:table-row>
        <table:table-row>
          <table:table-cell table:style-name="Tabela13.A2" office:value-type="string">
            <text:p text:style-name="P20">Nazwa firmy</text:p>
          </table:table-cell>
          <table:table-cell table:style-name="Tabela13.B2" office:value-type="string">
            <text:p text:style-name="P19"><text:a xlink:type="simple" xlink:href="https://www.linkedin.com/company/cascination/life" office:target-frame-name="_self" xlink:show="replace" text:style-name="Internet_20_link" text:visited-style-name="Visited_20_Internet_20_Link"><text:span text:style-name="T2">CASCINATION</text:span></text:a><text:span text:style-name="T2"> </text:span></text:p>
          </table:table-cell>
        </table:table-row>
      </table:table>
      <text:p text:style-name="P18"/>
      <table:table table:name="Tabela14" table:style-name="Tabela14">
        <table:table-column table:style-name="Tabela14.A"/>
        <table:table-column table:style-name="Tabela14.B"/>
        <table:table-row>
          <table:table-cell table:style-name="Tabela14.A1" office:value-type="string">
            <text:p text:style-name="P20">Data</text:p>
          </table:table-cell>
          <table:table-cell table:style-name="Tabela14.B1" office:value-type="string">
            <text:p text:style-name="P16">04.01.2025</text:p>
          </table:table-cell>
        </table:table-row>
        <table:table-row>
          <table:table-cell table:style-name="Tabela14.A2" office:value-type="string">
            <text:p text:style-name="P20">Stanowisko</text:p>
          </table:table-cell>
          <table:table-cell table:style-name="Tabela14.B2" office:value-type="string">
            <text:p text:style-name="P15"><text:a xlink:type="simple" xlink:href="https://www.linkedin.com/jobs/view/4121652063/?alternateChannel=search&amp;refId=ZGbN3nWYlj4cB7uVQQXvOQ%3D%3D&amp;trackingId=iAMx1agATW7Mpc%2Fb2JqHPQ%3D%3D&amp;trk=d_flagship3_search_srp_jobs" text:style-name="Internet_20_link" text:visited-style-name="Visited_20_Internet_20_Link"><text:bookmark text:name="ember830 kopia 3"/><text:span text:style-name="T1">Interesting challenge for .Net Developer</text:span></text:a> </text:p>
          </table:table-cell>
        </table:table-row>
        <table:table-row>
          <table:table-cell table:style-name="Tabela14.A2" office:value-type="string">
            <text:p text:style-name="P20">Miejsce</text:p>
          </table:table-cell>
          <table:table-cell table:style-name="Tabela14.B2" office:value-type="string">
            <text:p text:style-name="P19"><text:span text:style-name="T3">Bazylea</text:span> </text:p>
          </table:table-cell>
        </table:table-row>
        <table:table-row>
          <table:table-cell table:style-name="Tabela14.A2" office:value-type="string">
            <text:p text:style-name="P20">Link</text:p>
          </table:table-cell>
          <table:table-cell table:style-name="Tabela14.B2" office:value-type="string">
            <text:p text:style-name="P21">https://www.linkedin.com/jobs/search/?currentJobId=4121652063&amp;distance=25&amp;keywords=Programista%20C&amp;origin=JOB_SEARCH_PAGE_JOB_FILTER&amp;refresh=true&amp;sortBy=DD<text:soft-page-break/>&amp;start=200</text:p>
          </table:table-cell>
        </table:table-row>
        <table:table-row table:style-name="Tabela14.5">
          <table:table-cell table:style-name="Tabela14.A2" office:value-type="string">
            <text:p text:style-name="P20">Nazwa firmy</text:p>
          </table:table-cell>
          <table:table-cell table:style-name="Tabela14.B2" office:value-type="string">
            <text:p text:style-name="P19"><text:a xlink:type="simple" xlink:href="https://www.linkedin.com/company/jobcourier/life" office:target-frame-name="_self" xlink:show="replace" text:style-name="Internet_20_link" text:visited-style-name="Visited_20_Internet_20_Link"><text:span text:style-name="T2">jobcourier.ch</text:span></text:a><text:span text:style-name="T2"> </text:span></text:p>
          </table:table-cell>
        </table:table-row>
      </table:table>
      <text:p text:style-name="P18"/>
      <table:table table:name="Tabela15" table:style-name="Tabela15">
        <table:table-column table:style-name="Tabela15.A"/>
        <table:table-column table:style-name="Tabela15.B"/>
        <table:table-row>
          <table:table-cell table:style-name="Tabela15.A1" office:value-type="string">
            <text:p text:style-name="P20">Data</text:p>
          </table:table-cell>
          <table:table-cell table:style-name="Tabela15.B1" office:value-type="string">
            <text:p text:style-name="P16">04.01.2025</text:p>
          </table:table-cell>
        </table:table-row>
        <table:table-row>
          <table:table-cell table:style-name="Tabela15.A2" office:value-type="string">
            <text:p text:style-name="P20">Stanowisko</text:p>
          </table:table-cell>
          <table:table-cell table:style-name="Tabela15.B2" office:value-type="string">
            <text:p text:style-name="P15"><text:a xlink:type="simple" xlink:href="https://www.linkedin.com/jobs/view/4121653022/?alternateChannel=search&amp;refId=eZJ7kpjLKetOPh6biwX9dQ%3D%3D&amp;trackingId=f6%2Fj5Pn95%2F%2F1nQIZh0433w%3D%3D&amp;trk=d_flagship3_search_srp_jobs" text:style-name="Internet_20_link" text:visited-style-name="Visited_20_Internet_20_Link"><text:bookmark text:name="ember830 kopia 4"/><text:span text:style-name="T1">.NET/C# Web Developer ImmoScout24 (m/w)</text:span></text:a> </text:p>
          </table:table-cell>
        </table:table-row>
        <table:table-row>
          <table:table-cell table:style-name="Tabela15.A2" office:value-type="string">
            <text:p text:style-name="P20">Miejsce</text:p>
          </table:table-cell>
          <table:table-cell table:style-name="Tabela15.B2" office:value-type="string">
            <text:p text:style-name="P19"><text:span text:style-name="T3">Fryburg</text:span> </text:p>
          </table:table-cell>
        </table:table-row>
        <table:table-row>
          <table:table-cell table:style-name="Tabela15.A2" office:value-type="string">
            <text:p text:style-name="P20">Link</text:p>
          </table:table-cell>
          <table:table-cell table:style-name="Tabela15.B2" office:value-type="string">
            <text:p text:style-name="P21">https://www.linkedin.com/jobs/search/?currentJobId=4121653022&amp;distance=25&amp;keywords=Programista%20C&amp;origin=JOB_SEARCH_PAGE_JOB_FILTER&amp;refresh=true&amp;sortBy=DD&amp;start=175</text:p>
          </table:table-cell>
        </table:table-row>
        <table:table-row>
          <table:table-cell table:style-name="Tabela15.A2" office:value-type="string">
            <text:p text:style-name="P20">Nazwa firmy</text:p>
          </table:table-cell>
          <table:table-cell table:style-name="Tabela15.B2" office:value-type="string">
            <text:p text:style-name="P19"><text:a xlink:type="simple" xlink:href="https://www.linkedin.com/company/jobcourier/life" office:target-frame-name="_self" xlink:show="replace" text:style-name="Internet_20_link" text:visited-style-name="Visited_20_Internet_20_Link"><text:span text:style-name="T2">jobcourier.ch</text:span></text:a><text:span text:style-name="T2"> </text:span></text:p>
          </table:table-cell>
        </table:table-row>
      </table:table>
      <text:p text:style-name="P18"/>
      <text:p text:style-name="P18"/>
      <text:p text:style-name="P18"/>
      <text:p text:style-name="P18"/>
      <text:p text:style-name="P18">------------------------------------------------------------------------------------------------------------------------</text:p>
      <table:table table:name="Tabela16" table:style-name="Tabela16">
        <table:table-column table:style-name="Tabela16.A"/>
        <table:table-column table:style-name="Tabela16.B"/>
        <table:table-row>
          <table:table-cell table:style-name="Tabela16.A1" office:value-type="string">
            <text:p text:style-name="P20">Data</text:p>
          </table:table-cell>
          <table:table-cell table:style-name="Tabela16.B1" office:value-type="string">
            <text:p text:style-name="P16">08.01.2025</text:p>
          </table:table-cell>
        </table:table-row>
        <table:table-row>
          <table:table-cell table:style-name="Tabela16.A2" office:value-type="string">
            <text:p text:style-name="P20">Stanowisko</text:p>
          </table:table-cell>
          <table:table-cell table:style-name="Tabela16.B2" office:value-type="string">
            <text:p text:style-name="P15"/>
          </table:table-cell>
        </table:table-row>
        <table:table-row>
          <table:table-cell table:style-name="Tabela16.A2" office:value-type="string">
            <text:p text:style-name="P20">Miejsce</text:p>
          </table:table-cell>
          <table:table-cell table:style-name="Tabela16.B2" office:value-type="string">
            <text:p text:style-name="P19"/>
          </table:table-cell>
        </table:table-row>
        <table:table-row>
          <table:table-cell table:style-name="Tabela16.A2" office:value-type="string">
            <text:p text:style-name="P20">Link</text:p>
          </table:table-cell>
          <table:table-cell table:style-name="Tabela16.B2" office:value-type="string">
            <text:p text:style-name="P21"/>
          </table:table-cell>
        </table:table-row>
        <table:table-row>
          <table:table-cell table:style-name="Tabela16.A2" office:value-type="string">
            <text:p text:style-name="P20">Nazwa firmy</text:p>
          </table:table-cell>
          <table:table-cell table:style-name="Tabela16.B2" office:value-type="string">
            <text:p text:style-name="P19"><text:span text:style-name="T2"/></text:p>
          </table:table-cell>
        </table:table-row>
      </table:table>
      <text:p text:style-name="P18"/>
      <table:table table:name="Tabela17" table:style-name="Tabela17">
        <table:table-column table:style-name="Tabela17.A"/>
        <table:table-column table:style-name="Tabela17.B"/>
        <table:table-row>
          <table:table-cell table:style-name="Tabela17.A1" office:value-type="string">
            <text:p text:style-name="P20">Data</text:p>
          </table:table-cell>
          <table:table-cell table:style-name="Tabela17.B1" office:value-type="string">
            <text:p text:style-name="P16">08.01.2025</text:p>
          </table:table-cell>
        </table:table-row>
        <table:table-row>
          <table:table-cell table:style-name="Tabela17.A2" office:value-type="string">
            <text:p text:style-name="P20">Stanowisko</text:p>
          </table:table-cell>
          <table:table-cell table:style-name="Tabela17.B2" office:value-type="string">
            <text:p text:style-name="P15"/>
          </table:table-cell>
        </table:table-row>
        <table:table-row>
          <table:table-cell table:style-name="Tabela17.A2" office:value-type="string">
            <text:p text:style-name="P20">Miejsce</text:p>
          </table:table-cell>
          <table:table-cell table:style-name="Tabela17.B2" office:value-type="string">
            <text:p text:style-name="P19"/>
          </table:table-cell>
        </table:table-row>
        <table:table-row>
          <table:table-cell table:style-name="Tabela17.A2" office:value-type="string">
            <text:p text:style-name="P20">Link</text:p>
          </table:table-cell>
          <table:table-cell table:style-name="Tabela17.B2" office:value-type="string">
            <text:p text:style-name="P21"/>
          </table:table-cell>
        </table:table-row>
        <table:table-row>
          <table:table-cell table:style-name="Tabela17.A2" office:value-type="string">
            <text:p text:style-name="P20">Nazwa firmy</text:p>
          </table:table-cell>
          <table:table-cell table:style-name="Tabela17.B2" office:value-type="string">
            <text:p text:style-name="P19"><text:span text:style-name="T2"/></text:p>
          </table:table-cell>
        </table:table-row>
      </table:table>
      <text:p text:style-name="P18"/>
      <table:table table:name="Tabela18" table:style-name="Tabela18">
        <table:table-column table:style-name="Tabela18.A"/>
        <table:table-column table:style-name="Tabela18.B"/>
        <table:table-row>
          <table:table-cell table:style-name="Tabela18.A1" office:value-type="string">
            <text:p text:style-name="P20">Data</text:p>
          </table:table-cell>
          <table:table-cell table:style-name="Tabela18.B1" office:value-type="string">
            <text:p text:style-name="P16">08.01.2025</text:p>
          </table:table-cell>
        </table:table-row>
        <table:table-row>
          <table:table-cell table:style-name="Tabela18.A2" office:value-type="string">
            <text:p text:style-name="P20">Stanowisko</text:p>
          </table:table-cell>
          <table:table-cell table:style-name="Tabela18.B2" office:value-type="string">
            <text:p text:style-name="P15"/>
          </table:table-cell>
        </table:table-row>
        <table:table-row>
          <table:table-cell table:style-name="Tabela18.A2" office:value-type="string">
            <text:p text:style-name="P20">Miejsce</text:p>
          </table:table-cell>
          <table:table-cell table:style-name="Tabela18.B2" office:value-type="string">
            <text:p text:style-name="P19"/>
          </table:table-cell>
        </table:table-row>
        <table:table-row>
          <table:table-cell table:style-name="Tabela18.A2" office:value-type="string">
            <text:p text:style-name="P20">Link</text:p>
          </table:table-cell>
          <table:table-cell table:style-name="Tabela18.B2" office:value-type="string">
            <text:p text:style-name="P21"/>
          </table:table-cell>
        </table:table-row>
        <table:table-row>
          <table:table-cell table:style-name="Tabela18.A2" office:value-type="string">
            <text:p text:style-name="P20">Nazwa firmy</text:p>
          </table:table-cell>
          <table:table-cell table:style-name="Tabela18.B2" office:value-type="string">
            <text:p text:style-name="P19"><text:span text:style-name="T2"/></text:p>
          </table:table-cell>
        </table:table-row>
      </table:table>
      <text:p text:style-name="P18">------------------------------------------------------------------------------------------------------------------------</text:p>
      <table:table table:name="Tabela19" table:style-name="Tabela19">
        <table:table-column table:style-name="Tabela19.A"/>
        <table:table-column table:style-name="Tabela19.B"/>
        <table:table-row>
          <table:table-cell table:style-name="Tabela19.A1" office:value-type="string">
            <text:p text:style-name="P20">Data</text:p>
          </table:table-cell>
          <table:table-cell table:style-name="Tabela19.B1" office:value-type="string">
            <text:p text:style-name="P16">16.01.2025</text:p>
          </table:table-cell>
        </table:table-row>
        <table:table-row>
          <table:table-cell table:style-name="Tabela19.A2" office:value-type="string">
            <text:p text:style-name="P20">Stanowisko</text:p>
          </table:table-cell>
          <table:table-cell table:style-name="Tabela19.B2" office:value-type="string">
            <text:p text:style-name="P15"/>
          </table:table-cell>
        </table:table-row>
        <table:table-row>
          <table:table-cell table:style-name="Tabela19.A2" office:value-type="string">
            <text:p text:style-name="P20">Miejsce</text:p>
          </table:table-cell>
          <table:table-cell table:style-name="Tabela19.B2" office:value-type="string">
            <text:p text:style-name="P19"/>
          </table:table-cell>
        </table:table-row>
        <table:table-row>
          <table:table-cell table:style-name="Tabela19.A2" office:value-type="string">
            <text:p text:style-name="P20">Link</text:p>
          </table:table-cell>
          <table:table-cell table:style-name="Tabela19.B2" office:value-type="string">
            <text:p text:style-name="P21"/>
          </table:table-cell>
        </table:table-row>
        <table:table-row>
          <table:table-cell table:style-name="Tabela19.A2" office:value-type="string">
            <text:p text:style-name="P20">Nazwa firmy</text:p>
          </table:table-cell>
          <table:table-cell table:style-name="Tabela19.B2" office:value-type="string">
            <text:p text:style-name="Standard"/>
          </table:table-cell>
        </table:table-row>
      </table:table>
      <text:p text:style-name="P18"><text:soft-page-break/></text:p>
      <table:table table:name="Tabela20" table:style-name="Tabela20">
        <table:table-column table:style-name="Tabela20.A"/>
        <table:table-column table:style-name="Tabela20.B"/>
        <table:table-row>
          <table:table-cell table:style-name="Tabela20.A1" office:value-type="string">
            <text:p text:style-name="P20">Data</text:p>
          </table:table-cell>
          <table:table-cell table:style-name="Tabela20.B1" office:value-type="string">
            <text:p text:style-name="P16">16.01.2025</text:p>
          </table:table-cell>
        </table:table-row>
        <table:table-row>
          <table:table-cell table:style-name="Tabela20.A2" office:value-type="string">
            <text:p text:style-name="P20">Stanowisko</text:p>
          </table:table-cell>
          <table:table-cell table:style-name="Tabela20.B2" office:value-type="string">
            <text:p text:style-name="P15"/>
          </table:table-cell>
        </table:table-row>
        <table:table-row>
          <table:table-cell table:style-name="Tabela20.A2" office:value-type="string">
            <text:p text:style-name="P20">Miejsce</text:p>
          </table:table-cell>
          <table:table-cell table:style-name="Tabela20.B2" office:value-type="string">
            <text:p text:style-name="P19"/>
          </table:table-cell>
        </table:table-row>
        <table:table-row>
          <table:table-cell table:style-name="Tabela20.A2" office:value-type="string">
            <text:p text:style-name="P20">Link</text:p>
          </table:table-cell>
          <table:table-cell table:style-name="Tabela20.B2" office:value-type="string">
            <text:p text:style-name="P21"/>
          </table:table-cell>
        </table:table-row>
        <table:table-row>
          <table:table-cell table:style-name="Tabela20.A2" office:value-type="string">
            <text:p text:style-name="P20">Nazwa firmy</text:p>
          </table:table-cell>
          <table:table-cell table:style-name="Tabela20.B2" office:value-type="string">
            <text:p text:style-name="P19"><text:span text:style-name="T2"/></text:p>
          </table:table-cell>
        </table:table-row>
      </table:table>
      <text:p text:style-name="P18"/>
      <table:table table:name="Tabela21" table:style-name="Tabela21">
        <table:table-column table:style-name="Tabela21.A"/>
        <table:table-column table:style-name="Tabela21.B"/>
        <table:table-row>
          <table:table-cell table:style-name="Tabela21.A1" office:value-type="string">
            <text:p text:style-name="P20">Data</text:p>
          </table:table-cell>
          <table:table-cell table:style-name="Tabela21.B1" office:value-type="string">
            <text:p text:style-name="P16">16.01.2025</text:p>
          </table:table-cell>
        </table:table-row>
        <table:table-row>
          <table:table-cell table:style-name="Tabela21.A2" office:value-type="string">
            <text:p text:style-name="P20">Stanowisko</text:p>
          </table:table-cell>
          <table:table-cell table:style-name="Tabela21.B2" office:value-type="string">
            <text:p text:style-name="P15"/>
          </table:table-cell>
        </table:table-row>
        <table:table-row>
          <table:table-cell table:style-name="Tabela21.A2" office:value-type="string">
            <text:p text:style-name="P20">Miejsce</text:p>
          </table:table-cell>
          <table:table-cell table:style-name="Tabela21.B2" office:value-type="string">
            <text:p text:style-name="P19"/>
          </table:table-cell>
        </table:table-row>
        <table:table-row>
          <table:table-cell table:style-name="Tabela21.A2" office:value-type="string">
            <text:p text:style-name="P20">Link</text:p>
          </table:table-cell>
          <table:table-cell table:style-name="Tabela21.B2" office:value-type="string">
            <text:p text:style-name="P21"/>
          </table:table-cell>
        </table:table-row>
        <table:table-row>
          <table:table-cell table:style-name="Tabela21.A2" office:value-type="string">
            <text:p text:style-name="P20">Nazwa firmy</text:p>
          </table:table-cell>
          <table:table-cell table:style-name="Tabela21.B2" office:value-type="string">
            <text:p text:style-name="P19"><text:span text:style-name="T2"/></text:p>
          </table:table-cell>
        </table:table-row>
      </table:table>
      <text:p text:style-name="P18"/>
      <text:p text:style-name="P18"/>
      <text:p text:style-name="P18"/>
      <text:p text:style-name="P18">------------------------------------------------------------------------------------------------------------------------</text:p>
      <table:table table:name="Tabela22" table:style-name="Tabela22">
        <table:table-column table:style-name="Tabela22.A"/>
        <table:table-column table:style-name="Tabela22.B"/>
        <table:table-row>
          <table:table-cell table:style-name="Tabela22.A1" office:value-type="string">
            <text:p text:style-name="P20">Data</text:p>
          </table:table-cell>
          <table:table-cell table:style-name="Tabela22.B1" office:value-type="string">
            <text:p text:style-name="P16">22.01.2025</text:p>
          </table:table-cell>
        </table:table-row>
        <table:table-row>
          <table:table-cell table:style-name="Tabela22.A2" office:value-type="string">
            <text:p text:style-name="P20">Stanowisko</text:p>
          </table:table-cell>
          <table:table-cell table:style-name="Tabela22.B2" office:value-type="string">
            <text:p text:style-name="P15"/>
          </table:table-cell>
        </table:table-row>
        <table:table-row>
          <table:table-cell table:style-name="Tabela22.A2" office:value-type="string">
            <text:p text:style-name="P20">Miejsce</text:p>
          </table:table-cell>
          <table:table-cell table:style-name="Tabela22.B2" office:value-type="string">
            <text:p text:style-name="P19"/>
          </table:table-cell>
        </table:table-row>
        <table:table-row>
          <table:table-cell table:style-name="Tabela22.A2" office:value-type="string">
            <text:p text:style-name="P20">Link</text:p>
          </table:table-cell>
          <table:table-cell table:style-name="Tabela22.B2" office:value-type="string">
            <text:p text:style-name="P21"/>
          </table:table-cell>
        </table:table-row>
        <table:table-row>
          <table:table-cell table:style-name="Tabela22.A2" office:value-type="string">
            <text:p text:style-name="P20">Nazwa firmy</text:p>
          </table:table-cell>
          <table:table-cell table:style-name="Tabela22.B2" office:value-type="string">
            <text:p text:style-name="P19"><text:span text:style-name="T2"/></text:p>
          </table:table-cell>
        </table:table-row>
      </table:table>
      <text:p text:style-name="P18"/>
      <table:table table:name="Tabela23" table:style-name="Tabela23">
        <table:table-column table:style-name="Tabela23.A"/>
        <table:table-column table:style-name="Tabela23.B"/>
        <table:table-row>
          <table:table-cell table:style-name="Tabela23.A1" office:value-type="string">
            <text:p text:style-name="P20">Data</text:p>
          </table:table-cell>
          <table:table-cell table:style-name="Tabela23.B1" office:value-type="string">
            <text:p text:style-name="P16">22.01.2025</text:p>
          </table:table-cell>
        </table:table-row>
        <table:table-row>
          <table:table-cell table:style-name="Tabela23.A2" office:value-type="string">
            <text:p text:style-name="P20">Stanowisko</text:p>
          </table:table-cell>
          <table:table-cell table:style-name="Tabela23.B2" office:value-type="string">
            <text:p text:style-name="P15"/>
          </table:table-cell>
        </table:table-row>
        <table:table-row>
          <table:table-cell table:style-name="Tabela23.A2" office:value-type="string">
            <text:p text:style-name="P20">Miejsce</text:p>
          </table:table-cell>
          <table:table-cell table:style-name="Tabela23.B2" office:value-type="string">
            <text:p text:style-name="P19"/>
          </table:table-cell>
        </table:table-row>
        <table:table-row>
          <table:table-cell table:style-name="Tabela23.A2" office:value-type="string">
            <text:p text:style-name="P20">Link</text:p>
          </table:table-cell>
          <table:table-cell table:style-name="Tabela23.B2" office:value-type="string">
            <text:p text:style-name="P21"/>
          </table:table-cell>
        </table:table-row>
        <table:table-row>
          <table:table-cell table:style-name="Tabela23.A2" office:value-type="string">
            <text:p text:style-name="P20">Nazwa firmy</text:p>
          </table:table-cell>
          <table:table-cell table:style-name="Tabela23.B2" office:value-type="string">
            <text:p text:style-name="P19"><text:span text:style-name="T2"/></text:p>
          </table:table-cell>
        </table:table-row>
      </table:table>
      <text:p text:style-name="P18"/>
      <table:table table:name="Tabela24" table:style-name="Tabela24">
        <table:table-column table:style-name="Tabela24.A"/>
        <table:table-column table:style-name="Tabela24.B"/>
        <table:table-row>
          <table:table-cell table:style-name="Tabela24.A1" office:value-type="string">
            <text:p text:style-name="P20">Data</text:p>
          </table:table-cell>
          <table:table-cell table:style-name="Tabela24.B1" office:value-type="string">
            <text:p text:style-name="P16">22.01.2025</text:p>
          </table:table-cell>
        </table:table-row>
        <table:table-row>
          <table:table-cell table:style-name="Tabela24.A2" office:value-type="string">
            <text:p text:style-name="P20">Stanowisko</text:p>
          </table:table-cell>
          <table:table-cell table:style-name="Tabela24.B2" office:value-type="string">
            <text:p text:style-name="P15"/>
          </table:table-cell>
        </table:table-row>
        <table:table-row>
          <table:table-cell table:style-name="Tabela24.A2" office:value-type="string">
            <text:p text:style-name="P20">Miejsce</text:p>
          </table:table-cell>
          <table:table-cell table:style-name="Tabela24.B2" office:value-type="string">
            <text:p text:style-name="P19"/>
          </table:table-cell>
        </table:table-row>
        <table:table-row>
          <table:table-cell table:style-name="Tabela24.A2" office:value-type="string">
            <text:p text:style-name="P20">Link</text:p>
          </table:table-cell>
          <table:table-cell table:style-name="Tabela24.B2" office:value-type="string">
            <text:p text:style-name="P21"/>
          </table:table-cell>
        </table:table-row>
        <table:table-row>
          <table:table-cell table:style-name="Tabela24.A2" office:value-type="string">
            <text:p text:style-name="P20">Nazwa firmy</text:p>
          </table:table-cell>
          <table:table-cell table:style-name="Tabela24.B2" office:value-type="string">
            <text:p text:style-name="P19"><text:span text:style-name="T2"/></text:p>
          </table:table-cell>
        </table:table-row>
      </table:table>
      <text:p text:style-name="P18">------------------------------------------------------------------------------------------------------------------------</text:p>
      <table:table table:name="Tabela25" table:style-name="Tabela25">
        <table:table-column table:style-name="Tabela25.A"/>
        <table:table-column table:style-name="Tabela25.B"/>
        <table:table-row>
          <table:table-cell table:style-name="Tabela25.A1" office:value-type="string">
            <text:p text:style-name="P20">Data</text:p>
          </table:table-cell>
          <table:table-cell table:style-name="Tabela25.B1" office:value-type="string">
            <text:p text:style-name="P16">03.02.2025</text:p>
          </table:table-cell>
        </table:table-row>
        <table:table-row>
          <table:table-cell table:style-name="Tabela25.A2" office:value-type="string">
            <text:p text:style-name="P20">Stanowisko</text:p>
          </table:table-cell>
          <table:table-cell table:style-name="Tabela25.B2" office:value-type="string">
            <text:p text:style-name="P15"/>
          </table:table-cell>
        </table:table-row>
        <table:table-row>
          <table:table-cell table:style-name="Tabela25.A2" office:value-type="string">
            <text:p text:style-name="P20">Miejsce</text:p>
          </table:table-cell>
          <table:table-cell table:style-name="Tabela25.B2" office:value-type="string">
            <text:p text:style-name="P19"/>
          </table:table-cell>
        </table:table-row>
        <table:table-row>
          <table:table-cell table:style-name="Tabela25.A2" office:value-type="string">
            <text:p text:style-name="P20">Link</text:p>
          </table:table-cell>
          <table:table-cell table:style-name="Tabela25.B2" office:value-type="string">
            <text:p text:style-name="P21"/>
          </table:table-cell>
        </table:table-row>
        <table:table-row>
          <table:table-cell table:style-name="Tabela25.A2" office:value-type="string">
            <text:p text:style-name="P20">Nazwa firmy</text:p>
          </table:table-cell>
          <table:table-cell table:style-name="Tabela25.B2" office:value-type="string">
            <text:p text:style-name="P19"><text:span text:style-name="T2"/></text:p>
          </table:table-cell>
        </table:table-row>
      </table:table>
      <text:p text:style-name="P18"><text:soft-page-break/></text:p>
      <table:table table:name="Tabela26" table:style-name="Tabela26">
        <table:table-column table:style-name="Tabela26.A"/>
        <table:table-column table:style-name="Tabela26.B"/>
        <table:table-row>
          <table:table-cell table:style-name="Tabela26.A1" office:value-type="string">
            <text:p text:style-name="P20">Data</text:p>
          </table:table-cell>
          <table:table-cell table:style-name="Tabela26.B1" office:value-type="string">
            <text:p text:style-name="P16">03.02.2025</text:p>
          </table:table-cell>
        </table:table-row>
        <table:table-row>
          <table:table-cell table:style-name="Tabela26.A2" office:value-type="string">
            <text:p text:style-name="P20">Stanowisko</text:p>
          </table:table-cell>
          <table:table-cell table:style-name="Tabela26.B2" office:value-type="string">
            <text:p text:style-name="P15"/>
          </table:table-cell>
        </table:table-row>
        <table:table-row>
          <table:table-cell table:style-name="Tabela26.A2" office:value-type="string">
            <text:p text:style-name="P20">Miejsce</text:p>
          </table:table-cell>
          <table:table-cell table:style-name="Tabela26.B2" office:value-type="string">
            <text:p text:style-name="P19"/>
          </table:table-cell>
        </table:table-row>
        <table:table-row>
          <table:table-cell table:style-name="Tabela26.A2" office:value-type="string">
            <text:p text:style-name="P20">Link</text:p>
          </table:table-cell>
          <table:table-cell table:style-name="Tabela26.B2" office:value-type="string">
            <text:p text:style-name="P21"/>
          </table:table-cell>
        </table:table-row>
        <table:table-row>
          <table:table-cell table:style-name="Tabela26.A2" office:value-type="string">
            <text:p text:style-name="P20">Nazwa firmy</text:p>
          </table:table-cell>
          <table:table-cell table:style-name="Tabela26.B2" office:value-type="string">
            <text:p text:style-name="Standard"/>
          </table:table-cell>
        </table:table-row>
      </table:table>
      <text:p text:style-name="P18"/>
      <table:table table:name="Tabela27" table:style-name="Tabela27">
        <table:table-column table:style-name="Tabela27.A"/>
        <table:table-column table:style-name="Tabela27.B"/>
        <table:table-row>
          <table:table-cell table:style-name="Tabela27.A1" office:value-type="string">
            <text:p text:style-name="P20">Data</text:p>
          </table:table-cell>
          <table:table-cell table:style-name="Tabela27.B1" office:value-type="string">
            <text:p text:style-name="P16">03.02.2025</text:p>
          </table:table-cell>
        </table:table-row>
        <table:table-row>
          <table:table-cell table:style-name="Tabela27.A2" office:value-type="string">
            <text:p text:style-name="P20">Stanowisko</text:p>
          </table:table-cell>
          <table:table-cell table:style-name="Tabela27.B2" office:value-type="string">
            <text:p text:style-name="P15"/>
          </table:table-cell>
        </table:table-row>
        <table:table-row>
          <table:table-cell table:style-name="Tabela27.A2" office:value-type="string">
            <text:p text:style-name="P20">Miejsce</text:p>
          </table:table-cell>
          <table:table-cell table:style-name="Tabela27.B2" office:value-type="string">
            <text:p text:style-name="P19"/>
          </table:table-cell>
        </table:table-row>
        <table:table-row>
          <table:table-cell table:style-name="Tabela27.A2" office:value-type="string">
            <text:p text:style-name="P20">Link</text:p>
          </table:table-cell>
          <table:table-cell table:style-name="Tabela27.B2" office:value-type="string">
            <text:p text:style-name="P21"/>
          </table:table-cell>
        </table:table-row>
        <table:table-row>
          <table:table-cell table:style-name="Tabela27.A2" office:value-type="string">
            <text:p text:style-name="P20">Nazwa firmy</text:p>
          </table:table-cell>
          <table:table-cell table:style-name="Tabela27.B2" office:value-type="string">
            <text:p text:style-name="P19"><text:span text:style-name="T2"/></text:p>
          </table:table-cell>
        </table:table-row>
      </table:table>
      <text:p text:style-name="P18"/>
      <text:p text:style-name="P18"/>
      <text:p text:style-name="P18"/>
      <text:p text:style-name="P18">------------------------------------------------------------------------------------------------------------------------</text:p>
      <table:table table:name="Tabela28" table:style-name="Tabela28">
        <table:table-column table:style-name="Tabela28.A"/>
        <table:table-column table:style-name="Tabela28.B"/>
        <table:table-row>
          <table:table-cell table:style-name="Tabela28.A1" office:value-type="string">
            <text:p text:style-name="P20">Data</text:p>
          </table:table-cell>
          <table:table-cell table:style-name="Tabela28.B1" office:value-type="string">
            <text:p text:style-name="P16">12.02.2025</text:p>
          </table:table-cell>
        </table:table-row>
        <table:table-row>
          <table:table-cell table:style-name="Tabela28.A2" office:value-type="string">
            <text:p text:style-name="P20">Stanowisko</text:p>
          </table:table-cell>
          <table:table-cell table:style-name="Tabela28.B2" office:value-type="string">
            <text:p text:style-name="P15"/>
          </table:table-cell>
        </table:table-row>
        <table:table-row>
          <table:table-cell table:style-name="Tabela28.A2" office:value-type="string">
            <text:p text:style-name="P20">Miejsce</text:p>
          </table:table-cell>
          <table:table-cell table:style-name="Tabela28.B2" office:value-type="string">
            <text:p text:style-name="P19"/>
          </table:table-cell>
        </table:table-row>
        <table:table-row>
          <table:table-cell table:style-name="Tabela28.A2" office:value-type="string">
            <text:p text:style-name="P20">Link</text:p>
          </table:table-cell>
          <table:table-cell table:style-name="Tabela28.B2" office:value-type="string">
            <text:p text:style-name="P21"/>
          </table:table-cell>
        </table:table-row>
        <table:table-row>
          <table:table-cell table:style-name="Tabela28.A2" office:value-type="string">
            <text:p text:style-name="P20">Nazwa firmy</text:p>
          </table:table-cell>
          <table:table-cell table:style-name="Tabela28.B2" office:value-type="string">
            <text:p text:style-name="P19"><text:span text:style-name="T2"/></text:p>
          </table:table-cell>
        </table:table-row>
      </table:table>
      <text:p text:style-name="P18"/>
      <table:table table:name="Tabela29" table:style-name="Tabela29">
        <table:table-column table:style-name="Tabela29.A"/>
        <table:table-column table:style-name="Tabela29.B"/>
        <table:table-row>
          <table:table-cell table:style-name="Tabela29.A1" office:value-type="string">
            <text:p text:style-name="P20">Data</text:p>
          </table:table-cell>
          <table:table-cell table:style-name="Tabela29.B1" office:value-type="string">
            <text:p text:style-name="P16">12.02.2025</text:p>
          </table:table-cell>
        </table:table-row>
        <table:table-row>
          <table:table-cell table:style-name="Tabela29.A2" office:value-type="string">
            <text:p text:style-name="P20">Stanowisko</text:p>
          </table:table-cell>
          <table:table-cell table:style-name="Tabela29.B2" office:value-type="string">
            <text:p text:style-name="P15"/>
          </table:table-cell>
        </table:table-row>
        <table:table-row>
          <table:table-cell table:style-name="Tabela29.A2" office:value-type="string">
            <text:p text:style-name="P20">Miejsce</text:p>
          </table:table-cell>
          <table:table-cell table:style-name="Tabela29.B2" office:value-type="string">
            <text:p text:style-name="P19"/>
          </table:table-cell>
        </table:table-row>
        <table:table-row>
          <table:table-cell table:style-name="Tabela29.A2" office:value-type="string">
            <text:p text:style-name="P20">Link</text:p>
          </table:table-cell>
          <table:table-cell table:style-name="Tabela29.B2" office:value-type="string">
            <text:p text:style-name="P21"/>
          </table:table-cell>
        </table:table-row>
        <table:table-row>
          <table:table-cell table:style-name="Tabela29.A2" office:value-type="string">
            <text:p text:style-name="P20">Nazwa firmy</text:p>
          </table:table-cell>
          <table:table-cell table:style-name="Tabela29.B2" office:value-type="string">
            <text:p text:style-name="P19"><text:span text:style-name="T2"/></text:p>
          </table:table-cell>
        </table:table-row>
      </table:table>
      <text:p text:style-name="P18"/>
      <table:table table:name="Tabela30" table:style-name="Tabela30">
        <table:table-column table:style-name="Tabela30.A"/>
        <table:table-column table:style-name="Tabela30.B"/>
        <table:table-row>
          <table:table-cell table:style-name="Tabela30.A1" office:value-type="string">
            <text:p text:style-name="P20">Data</text:p>
          </table:table-cell>
          <table:table-cell table:style-name="Tabela30.B1" office:value-type="string">
            <text:p text:style-name="P16">12.02.2025</text:p>
          </table:table-cell>
        </table:table-row>
        <table:table-row>
          <table:table-cell table:style-name="Tabela30.A2" office:value-type="string">
            <text:p text:style-name="P20">Stanowisko</text:p>
          </table:table-cell>
          <table:table-cell table:style-name="Tabela30.B2" office:value-type="string">
            <text:p text:style-name="P15"/>
          </table:table-cell>
        </table:table-row>
        <table:table-row>
          <table:table-cell table:style-name="Tabela30.A2" office:value-type="string">
            <text:p text:style-name="P20">Miejsce</text:p>
          </table:table-cell>
          <table:table-cell table:style-name="Tabela30.B2" office:value-type="string">
            <text:p text:style-name="P19"/>
          </table:table-cell>
        </table:table-row>
        <table:table-row>
          <table:table-cell table:style-name="Tabela30.A2" office:value-type="string">
            <text:p text:style-name="P20">Link</text:p>
          </table:table-cell>
          <table:table-cell table:style-name="Tabela30.B2" office:value-type="string">
            <text:p text:style-name="P21"/>
          </table:table-cell>
        </table:table-row>
        <table:table-row>
          <table:table-cell table:style-name="Tabela30.A2" office:value-type="string">
            <text:p text:style-name="P20">Nazwa firmy</text:p>
          </table:table-cell>
          <table:table-cell table:style-name="Tabela30.B2" office:value-type="string">
            <text:p text:style-name="P19"><text:span text:style-name="T2"/></text:p>
          </table:table-cell>
        </table:table-row>
      </table:table>
      <text:p text:style-name="P18">------------------------------------------------------------------------------------------------------------------------</text:p>
      <table:table table:name="Tabela31" table:style-name="Tabela31">
        <table:table-column table:style-name="Tabela31.A"/>
        <table:table-column table:style-name="Tabela31.B"/>
        <table:table-row>
          <table:table-cell table:style-name="Tabela31.A1" office:value-type="string">
            <text:p text:style-name="P20">Data</text:p>
          </table:table-cell>
          <table:table-cell table:style-name="Tabela31.B1" office:value-type="string">
            <text:p text:style-name="P16">20.02.2025</text:p>
          </table:table-cell>
        </table:table-row>
        <table:table-row>
          <table:table-cell table:style-name="Tabela31.A2" office:value-type="string">
            <text:p text:style-name="P20">Stanowisko</text:p>
          </table:table-cell>
          <table:table-cell table:style-name="Tabela31.B2" office:value-type="string">
            <text:p text:style-name="P15"/>
          </table:table-cell>
        </table:table-row>
        <table:table-row>
          <table:table-cell table:style-name="Tabela31.A2" office:value-type="string">
            <text:p text:style-name="P20">Miejsce</text:p>
          </table:table-cell>
          <table:table-cell table:style-name="Tabela31.B2" office:value-type="string">
            <text:p text:style-name="P19"/>
          </table:table-cell>
        </table:table-row>
        <table:table-row>
          <table:table-cell table:style-name="Tabela31.A2" office:value-type="string">
            <text:p text:style-name="P20">Link</text:p>
          </table:table-cell>
          <table:table-cell table:style-name="Tabela31.B2" office:value-type="string">
            <text:p text:style-name="P21"/>
          </table:table-cell>
        </table:table-row>
        <table:table-row>
          <table:table-cell table:style-name="Tabela31.A2" office:value-type="string">
            <text:p text:style-name="P20">Nazwa firmy</text:p>
          </table:table-cell>
          <table:table-cell table:style-name="Tabela31.B2" office:value-type="string">
            <text:p text:style-name="P19"><text:span text:style-name="T2"/></text:p>
          </table:table-cell>
        </table:table-row>
      </table:table>
      <text:p text:style-name="P18"><text:soft-page-break/></text:p>
      <table:table table:name="Tabela32" table:style-name="Tabela32">
        <table:table-column table:style-name="Tabela32.A"/>
        <table:table-column table:style-name="Tabela32.B"/>
        <table:table-row>
          <table:table-cell table:style-name="Tabela32.A1" office:value-type="string">
            <text:p text:style-name="P20">Data</text:p>
          </table:table-cell>
          <table:table-cell table:style-name="Tabela32.B1" office:value-type="string">
            <text:p text:style-name="P16">20.02.2025</text:p>
          </table:table-cell>
        </table:table-row>
        <table:table-row>
          <table:table-cell table:style-name="Tabela32.A2" office:value-type="string">
            <text:p text:style-name="P20">Stanowisko</text:p>
          </table:table-cell>
          <table:table-cell table:style-name="Tabela32.B2" office:value-type="string">
            <text:p text:style-name="P15"/>
          </table:table-cell>
        </table:table-row>
        <table:table-row>
          <table:table-cell table:style-name="Tabela32.A2" office:value-type="string">
            <text:p text:style-name="P20">Miejsce</text:p>
          </table:table-cell>
          <table:table-cell table:style-name="Tabela32.B2" office:value-type="string">
            <text:p text:style-name="P19"/>
          </table:table-cell>
        </table:table-row>
        <table:table-row>
          <table:table-cell table:style-name="Tabela32.A2" office:value-type="string">
            <text:p text:style-name="P20">Link</text:p>
          </table:table-cell>
          <table:table-cell table:style-name="Tabela32.B2" office:value-type="string">
            <text:p text:style-name="P21"/>
          </table:table-cell>
        </table:table-row>
        <table:table-row>
          <table:table-cell table:style-name="Tabela32.A2" office:value-type="string">
            <text:p text:style-name="P20">Nazwa firmy</text:p>
          </table:table-cell>
          <table:table-cell table:style-name="Tabela32.B2" office:value-type="string">
            <text:p text:style-name="P19"><text:span text:style-name="T2"/></text:p>
          </table:table-cell>
        </table:table-row>
      </table:table>
      <text:p text:style-name="P18"/>
      <table:table table:name="Tabela33" table:style-name="Tabela33">
        <table:table-column table:style-name="Tabela33.A"/>
        <table:table-column table:style-name="Tabela33.B"/>
        <table:table-row>
          <table:table-cell table:style-name="Tabela33.A1" office:value-type="string">
            <text:p text:style-name="P20">Data</text:p>
          </table:table-cell>
          <table:table-cell table:style-name="Tabela33.B1" office:value-type="string">
            <text:p text:style-name="P16">20.02.2025</text:p>
          </table:table-cell>
        </table:table-row>
        <table:table-row>
          <table:table-cell table:style-name="Tabela33.A2" office:value-type="string">
            <text:p text:style-name="P20">Stanowisko</text:p>
          </table:table-cell>
          <table:table-cell table:style-name="Tabela33.B2" office:value-type="string">
            <text:p text:style-name="P15"/>
          </table:table-cell>
        </table:table-row>
        <table:table-row>
          <table:table-cell table:style-name="Tabela33.A2" office:value-type="string">
            <text:p text:style-name="P20">Miejsce</text:p>
          </table:table-cell>
          <table:table-cell table:style-name="Tabela33.B2" office:value-type="string">
            <text:p text:style-name="P19"/>
          </table:table-cell>
        </table:table-row>
        <table:table-row>
          <table:table-cell table:style-name="Tabela33.A2" office:value-type="string">
            <text:p text:style-name="P20">Link</text:p>
          </table:table-cell>
          <table:table-cell table:style-name="Tabela33.B2" office:value-type="string">
            <text:p text:style-name="P21"/>
          </table:table-cell>
        </table:table-row>
        <table:table-row>
          <table:table-cell table:style-name="Tabela33.A2" office:value-type="string">
            <text:p text:style-name="P20">Nazwa firmy</text:p>
          </table:table-cell>
          <table:table-cell table:style-name="Tabela33.B2" office:value-type="string">
            <text:p text:style-name="P19"><text:span text:style-name="T2"/></text:p>
          </table:table-cell>
        </table:table-row>
      </table:table>
      <text:p text:style-name="P18"/>
      <text:p text:style-name="P18"/>
      <text:p text:style-name="Standard"/>
      <text:p text:style-name="P18">------------------------------------------------------------------------------------------------------------------------</text:p>
      <table:table table:name="Tabela34" table:style-name="Tabela34">
        <table:table-column table:style-name="Tabela34.A"/>
        <table:table-column table:style-name="Tabela34.B"/>
        <table:table-row>
          <table:table-cell table:style-name="Tabela34.A1" office:value-type="string">
            <text:p text:style-name="P20">Data</text:p>
          </table:table-cell>
          <table:table-cell table:style-name="Tabela34.B1" office:value-type="string">
            <text:p text:style-name="P16">25.02.2025</text:p>
          </table:table-cell>
        </table:table-row>
        <table:table-row>
          <table:table-cell table:style-name="Tabela34.A2" office:value-type="string">
            <text:p text:style-name="P20">Stanowisko</text:p>
          </table:table-cell>
          <table:table-cell table:style-name="Tabela34.B2" office:value-type="string">
            <text:p text:style-name="P15"/>
          </table:table-cell>
        </table:table-row>
        <table:table-row>
          <table:table-cell table:style-name="Tabela34.A2" office:value-type="string">
            <text:p text:style-name="P20">Miejsce</text:p>
          </table:table-cell>
          <table:table-cell table:style-name="Tabela34.B2" office:value-type="string">
            <text:p text:style-name="P19"/>
          </table:table-cell>
        </table:table-row>
        <table:table-row>
          <table:table-cell table:style-name="Tabela34.A2" office:value-type="string">
            <text:p text:style-name="P20">Link</text:p>
          </table:table-cell>
          <table:table-cell table:style-name="Tabela34.B2" office:value-type="string">
            <text:p text:style-name="P21"/>
          </table:table-cell>
        </table:table-row>
        <table:table-row>
          <table:table-cell table:style-name="Tabela34.A2" office:value-type="string">
            <text:p text:style-name="P20">Nazwa firmy</text:p>
          </table:table-cell>
          <table:table-cell table:style-name="Tabela34.B2" office:value-type="string">
            <text:p text:style-name="P19"><text:span text:style-name="T2"/></text:p>
          </table:table-cell>
        </table:table-row>
      </table:table>
      <text:p text:style-name="P18"/>
      <table:table table:name="Tabela35" table:style-name="Tabela35">
        <table:table-column table:style-name="Tabela35.A"/>
        <table:table-column table:style-name="Tabela35.B"/>
        <table:table-row>
          <table:table-cell table:style-name="Tabela35.A1" office:value-type="string">
            <text:p text:style-name="P20">Data</text:p>
          </table:table-cell>
          <table:table-cell table:style-name="Tabela35.B1" office:value-type="string">
            <text:p text:style-name="P16">25.02.2025</text:p>
          </table:table-cell>
        </table:table-row>
        <table:table-row>
          <table:table-cell table:style-name="Tabela35.A2" office:value-type="string">
            <text:p text:style-name="P20">Stanowisko</text:p>
          </table:table-cell>
          <table:table-cell table:style-name="Tabela35.B2" office:value-type="string">
            <text:p text:style-name="P15"/>
          </table:table-cell>
        </table:table-row>
        <table:table-row>
          <table:table-cell table:style-name="Tabela35.A2" office:value-type="string">
            <text:p text:style-name="P20">Miejsce</text:p>
          </table:table-cell>
          <table:table-cell table:style-name="Tabela35.B2" office:value-type="string">
            <text:p text:style-name="P19"/>
          </table:table-cell>
        </table:table-row>
        <table:table-row>
          <table:table-cell table:style-name="Tabela35.A2" office:value-type="string">
            <text:p text:style-name="P20">Link</text:p>
          </table:table-cell>
          <table:table-cell table:style-name="Tabela35.B2" office:value-type="string">
            <text:p text:style-name="P21"/>
          </table:table-cell>
        </table:table-row>
        <table:table-row>
          <table:table-cell table:style-name="Tabela35.A2" office:value-type="string">
            <text:p text:style-name="P20">Nazwa firmy</text:p>
          </table:table-cell>
          <table:table-cell table:style-name="Tabela35.B2" office:value-type="string">
            <text:p text:style-name="P19"><text:span text:style-name="T2"/></text:p>
          </table:table-cell>
        </table:table-row>
      </table:table>
      <text:p text:style-name="P18"/>
      <table:table table:name="Tabela36" table:style-name="Tabela36">
        <table:table-column table:style-name="Tabela36.A"/>
        <table:table-column table:style-name="Tabela36.B"/>
        <table:table-row>
          <table:table-cell table:style-name="Tabela36.A1" office:value-type="string">
            <text:p text:style-name="P20">Data</text:p>
          </table:table-cell>
          <table:table-cell table:style-name="Tabela36.B1" office:value-type="string">
            <text:p text:style-name="P16">25.02.2025</text:p>
          </table:table-cell>
        </table:table-row>
        <table:table-row>
          <table:table-cell table:style-name="Tabela36.A2" office:value-type="string">
            <text:p text:style-name="P20">Stanowisko</text:p>
          </table:table-cell>
          <table:table-cell table:style-name="Tabela36.B2" office:value-type="string">
            <text:p text:style-name="P15"/>
          </table:table-cell>
        </table:table-row>
        <table:table-row>
          <table:table-cell table:style-name="Tabela36.A2" office:value-type="string">
            <text:p text:style-name="P20">Miejsce</text:p>
          </table:table-cell>
          <table:table-cell table:style-name="Tabela36.B2" office:value-type="string">
            <text:p text:style-name="P19"/>
          </table:table-cell>
        </table:table-row>
        <table:table-row>
          <table:table-cell table:style-name="Tabela36.A2" office:value-type="string">
            <text:p text:style-name="P20">Link</text:p>
          </table:table-cell>
          <table:table-cell table:style-name="Tabela36.B2" office:value-type="string">
            <text:p text:style-name="P21"/>
          </table:table-cell>
        </table:table-row>
        <table:table-row>
          <table:table-cell table:style-name="Tabela36.A2" office:value-type="string">
            <text:p text:style-name="P20">Nazwa firmy</text:p>
          </table:table-cell>
          <table:table-cell table:style-name="Tabela36.B2" office:value-type="string">
            <text:p text:style-name="P19"><text:span text:style-name="T2"/></text:p>
          </table:table-cell>
        </table:table-row>
      </table:table>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8T18:16:06.528000000</meta:creation-date>
    <dc:date>2025-02-04T16:38:23</dc:date>
    <meta:editing-duration>PT29M44S</meta:editing-duration>
    <meta:editing-cycles>4</meta:editing-cycles>
    <meta:generator>LibreOffice/24.2.5.2$Windows_X86_64 LibreOffice_project/bffef4ea93e59bebbeaf7f431bb02b1a39ee8a59</meta:generator>
    <meta:document-statistic meta:table-count="36" meta:image-count="0" meta:object-count="0" meta:page-count="7" meta:paragraph-count="276" meta:word-count="355" meta:character-count="5593" meta:non-whitespace-character-count="5478"/>
  </office:meta>
</office:document-meta>
</file>